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8" style:family="table-cell" style:parent-style-name="Default">
      <style:text-properties style:font-name="Calibri" fo:font-size="12pt" style:font-size-asian="12pt" style:font-size-complex="12pt"/>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4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vertical-align="middle"/>
      <style:text-properties style:font-name="Calibri" fo:font-size="12pt" style:font-size-asian="12pt" style:font-size-complex="12pt"/>
    </style:style>
    <style:style style:name="ce47"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8"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9"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50"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style:text-properties style:font-name="Calibri" fo:font-size="12pt" style:font-size-asian="12pt" style:font-size-complex="12pt"/>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number-columns-repeated="3" table:default-cell-style-name="ce38"/>
        <table:table-column table:style-name="co9" table:number-columns-repeated="1011"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style-name="ce39" office:value-type="string" calcext:value-type="string">
            <text:p>USAGE</text:p>
          </table:table-cell>
          <table:table-cell table:style-name="ce39" office:value-type="string" calcext:value-type="string">
            <text:p>DESCRIPTION</text:p>
          </table:table-cell>
          <table:table-cell table:style-name="ce39" office:value-type="string" calcext:value-type="string">
            <text:p>TYPE</text:p>
          </table:table-cell>
          <table:table-cell table:style-name="ce39" office:value-type="string" calcext:value-type="string">
            <text:p>Dist</text:p>
          </table:table-cell>
          <table:table-cell table:style-name="ce39"/>
          <table:table-cell table:style-name="ce48" office:value-type="string" calcext:value-type="string">
            <text:p>Codon 1</text:p>
          </table:table-cell>
          <table:table-cell table:style-name="ce48" office:value-type="string" calcext:value-type="string">
            <text:p>Codon 2</text:p>
          </table:table-cell>
          <table:table-cell table:style-name="ce48" office:value-type="string" calcext:value-type="string">
            <text:p>Codon 3</text:p>
          </table:table-cell>
          <table:table-cell table:number-columns-repeated="3"/>
          <table:table-cell table:style-name="ce42" office:value-type="string" calcext:value-type="string">
            <text:p>Evodon</text:p>
          </table:table-cell>
          <table:table-cell table:number-columns-repeated="9"/>
          <table:table-cell table:style-name="ce42" office:value-type="string" calcext:value-type="string">
            <text:p>Energy?</text:p>
          </table:table-cell>
          <table:table-cell table:number-columns-repeated="997"/>
        </table:table-row>
        <table:table-row table:style-name="ro2">
          <table:table-cell table:style-name="ce37" office:value-type="float" office:value="1" calcext:value-type="float">
            <text:p>1</text:p>
          </table:table-cell>
          <table:table-cell table:style-name="ce40" office:value-type="string" calcext:value-type="string">
            <text:p>call</text:p>
          </table:table-cell>
          <table:table-cell table:style-name="ce45" office:value-type="string" calcext:value-type="string">
            <text:p>( code-block -- )</text:p>
          </table:table-cell>
          <table:table-cell table:style-name="ce45"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6" office:value-type="string" calcext:value-type="string">
            <text:p>Flow</text:p>
          </table:table-cell>
          <table:table-cell table:style-name="ce46" office:value-type="float" office:value="0" calcext:value-type="float">
            <text:p>0</text:p>
          </table:table-cell>
          <table:table-cell table:style-name="ce47" table:formula="of:=(2^17)-1" office:value-type="float" office:value="131071" calcext:value-type="float">
            <text:p>131071</text:p>
          </table:table-cell>
          <table:table-cell table:style-name="ce49" office:value-type="string" calcext:value-type="string">
            <text:p>011111</text:p>
          </table:table-cell>
          <table:table-cell table:number-columns-repeated="2" table:style-name="ce49" office:value-type="float" office:value="111111" calcext:value-type="float">
            <text:p>111111</text:p>
          </table:table-cell>
          <table:table-cell table:style-name="ce49" office:value-type="float" office:value="133" calcext:value-type="float">
            <text:p>133</text:p>
          </table:table-cell>
          <table:table-cell table:number-columns-repeated="2" table:style-name="ce49" office:value-type="float" office:value="333" calcext:value-type="float">
            <text:p>333</text:p>
          </table:table-cell>
          <table:table-cell table:style-name="ce49" table:formula="of:=COM.MICROSOFT.CONCAT([.K2:.M2])" office:value-type="string" office:string-value="133333333" calcext:value-type="string">
            <text:p>133333333</text:p>
          </table:table-cell>
          <table:table-cell table:style-name="ce50"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37" office:value-type="float" office:value="2" calcext:value-type="float">
            <text:p>2</text:p>
          </table:table-cell>
          <table:table-cell table:style-name="ce40" office:value-type="string" calcext:value-type="string">
            <text:p>if</text:p>
          </table:table-cell>
          <table:table-cell table:style-name="ce45" office:value-type="string" calcext:value-type="string">
            <text:p>( expr code-block -- )</text:p>
          </table:table-cell>
          <table:table-cell table:style-name="ce45" office:value-type="string" calcext:value-type="string">
            <text:p>Removes two items from top of stack. If expr is non-zero then code-block is called. Otherwise, execution continues on the next instruction.</text:p>
          </table:table-cell>
          <table:table-cell table:style-name="ce46" office:value-type="string" calcext:value-type="string">
            <text:p>Flow</text:p>
          </table:table-cell>
          <table:table-cell table:style-name="ce46" office:value-type="float" office:value="1" calcext:value-type="float">
            <text:p>1</text:p>
          </table:table-cell>
          <table:table-cell table:style-name="ce46" table:formula="of:=[.$G$2]-[.F3]" office:value-type="float" office:value="131070" calcext:value-type="float">
            <text:p>13107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10" calcext:value-type="float">
            <text:p>1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2" calcext:value-type="float">
            <text:p>332</text:p>
          </table:table-cell>
          <table:table-cell table:style-name="ce50" table:formula="of:=COM.MICROSOFT.CONCAT([.K3:.M3])" office:value-type="string" office:string-value="133333332" calcext:value-type="string">
            <text:p>133333332</text:p>
          </table:table-cell>
          <table:table-cell table:style-name="ce46"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37" office:value-type="float" office:value="3" calcext:value-type="float">
            <text:p>3</text:p>
          </table:table-cell>
          <table:table-cell table:style-name="ce40" office:value-type="string" calcext:value-type="string">
            <text:p>ifelse</text:p>
          </table:table-cell>
          <table:table-cell table:style-name="ce45" office:value-type="string" calcext:value-type="string">
            <text:p>( expr true-block false-block -- )</text:p>
          </table:table-cell>
          <table:table-cell table:style-name="ce45" office:value-type="string" calcext:value-type="string">
            <text:p>removes three items from top of stack. If expr is non-zero then call true-block, else call false-block.</text:p>
          </table:table-cell>
          <table:table-cell table:style-name="ce46" office:value-type="string" calcext:value-type="string">
            <text:p>Flow</text:p>
          </table:table-cell>
          <table:table-cell table:style-name="ce46" office:value-type="float" office:value="2" calcext:value-type="float">
            <text:p>2</text:p>
          </table:table-cell>
          <table:table-cell table:style-name="ce46" table:formula="of:=[.$G$2]-[.F4]" office:value-type="float" office:value="131069" calcext:value-type="float">
            <text:p>13106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1" calcext:value-type="float">
            <text:p>1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1" calcext:value-type="float">
            <text:p>331</text:p>
          </table:table-cell>
          <table:table-cell table:style-name="ce50" table:formula="of:=COM.MICROSOFT.CONCAT([.K4:.M4])" office:value-type="string" office:string-value="133333331" calcext:value-type="string">
            <text:p>133333331</text:p>
          </table:table-cell>
          <table:table-cell table:style-name="ce46"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37" office:value-type="float" office:value="4" calcext:value-type="float">
            <text:p>4</text:p>
          </table:table-cell>
          <table:table-cell table:style-name="ce40" office:value-type="string" calcext:value-type="string">
            <text:p>?loop</text:p>
          </table:table-cell>
          <table:table-cell table:style-name="ce45" office:value-type="string" calcext:value-type="string">
            <text:p>( n -- )</text:p>
          </table:table-cell>
          <table:table-cell table:style-name="ce45" office:value-type="string" calcext:value-type="string">
            <text:p>Remove 1 item from the stack. If value is non-zero jump to the start of the current code block. Otherwise continue with the next instruction after '?loop'.</text:p>
          </table:table-cell>
          <table:table-cell table:style-name="ce46" office:value-type="string" calcext:value-type="string">
            <text:p>Flow</text:p>
          </table:table-cell>
          <table:table-cell table:style-name="ce46" office:value-type="float" office:value="3" calcext:value-type="float">
            <text:p>3</text:p>
          </table:table-cell>
          <table:table-cell table:style-name="ce46" table:formula="of:=[.$G$2]-[.F5]" office:value-type="float" office:value="131068" calcext:value-type="float">
            <text:p>13106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0" calcext:value-type="float">
            <text:p>1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0" calcext:value-type="float">
            <text:p>330</text:p>
          </table:table-cell>
          <table:table-cell table:style-name="ce50" table:formula="of:=COM.MICROSOFT.CONCAT([.K5:.M5])" office:value-type="string" office:string-value="133333330" calcext:value-type="string">
            <text:p>133333330</text:p>
          </table:table-cell>
          <table:table-cell table:style-name="ce46"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45" office:value-type="string" calcext:value-type="string">
            <text:p>( n -- )</text:p>
          </table:table-cell>
          <table:table-cell table:style-name="ce45" office:value-type="string" calcext:value-type="string">
            <text:p>Remove 1 item from the stack. If non-zero then exit current code block.</text:p>
          </table:table-cell>
          <table:table-cell table:style-name="ce46" office:value-type="string" calcext:value-type="string">
            <text:p>Flow</text:p>
          </table:table-cell>
          <table:table-cell table:style-name="ce46" office:value-type="float" office:value="4" calcext:value-type="float">
            <text:p>4</text:p>
          </table:table-cell>
          <table:table-cell table:style-name="ce46" table:formula="of:=[.$G$2]-[.F6]" office:value-type="float" office:value="131067" calcext:value-type="float">
            <text:p>13106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1" calcext:value-type="float">
            <text:p>1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3" calcext:value-type="float">
            <text:p>323</text:p>
          </table:table-cell>
          <table:table-cell table:style-name="ce50" table:formula="of:=COM.MICROSOFT.CONCAT([.K6:.M6])" office:value-type="string" office:string-value="133333323" calcext:value-type="string">
            <text:p>133333323</text:p>
          </table:table-cell>
          <table:table-cell table:style-name="ce46"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45" office:value-type="string" calcext:value-type="string">
            <text:p>( n -- )</text:p>
          </table:table-cell>
          <table:table-cell table:style-name="ce45" office:value-type="string" calcext:value-type="string">
            <text:p>Remove item from stack and discard it.</text:p>
          </table:table-cell>
          <table:table-cell table:style-name="ce46" office:value-type="string" calcext:value-type="string">
            <text:p>Flow</text:p>
          </table:table-cell>
          <table:table-cell table:style-name="ce46" office:value-type="float" office:value="5" calcext:value-type="float">
            <text:p>5</text:p>
          </table:table-cell>
          <table:table-cell table:style-name="ce46" table:formula="of:=[.$G$2]-[.F7]" office:value-type="float" office:value="131066" calcext:value-type="float">
            <text:p>13106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0" calcext:value-type="float">
            <text:p>1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2" calcext:value-type="float">
            <text:p>322</text:p>
          </table:table-cell>
          <table:table-cell table:style-name="ce50" table:formula="of:=COM.MICROSOFT.CONCAT([.K7:.M7])" office:value-type="string" office:string-value="133333322" calcext:value-type="string">
            <text:p>133333322</text:p>
          </table:table-cell>
          <table:table-cell table:style-name="ce46"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45" office:value-type="string" calcext:value-type="string">
            <text:p>( a -- a a )</text:p>
          </table:table-cell>
          <table:table-cell table:style-name="ce45" office:value-type="string" calcext:value-type="string">
            <text:p>Duplicate item on top of the stack.</text:p>
          </table:table-cell>
          <table:table-cell table:style-name="ce46" office:value-type="string" calcext:value-type="string">
            <text:p>Stack</text:p>
          </table:table-cell>
          <table:table-cell table:style-name="ce46" office:value-type="float" office:value="6" calcext:value-type="float">
            <text:p>6</text:p>
          </table:table-cell>
          <table:table-cell table:style-name="ce46" table:formula="of:=[.$G$2]-[.F8]" office:value-type="float" office:value="131065" calcext:value-type="float">
            <text:p>13106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1" calcext:value-type="float">
            <text:p>1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1" calcext:value-type="float">
            <text:p>321</text:p>
          </table:table-cell>
          <table:table-cell table:style-name="ce50" table:formula="of:=COM.MICROSOFT.CONCAT([.K8:.M8])" office:value-type="string" office:string-value="133333321" calcext:value-type="string">
            <text:p>133333321</text:p>
          </table:table-cell>
          <table:table-cell table:style-name="ce46"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45" office:value-type="string" calcext:value-type="string">
            <text:p>( a b -- b a )</text:p>
          </table:table-cell>
          <table:table-cell table:style-name="ce45" office:value-type="string" calcext:value-type="string">
            <text:p>Swap top two elements on the stack.</text:p>
          </table:table-cell>
          <table:table-cell table:style-name="ce46" office:value-type="string" calcext:value-type="string">
            <text:p>Stack</text:p>
          </table:table-cell>
          <table:table-cell table:style-name="ce46" office:value-type="float" office:value="7" calcext:value-type="float">
            <text:p>7</text:p>
          </table:table-cell>
          <table:table-cell table:style-name="ce46" table:formula="of:=[.$G$2]-[.F9]" office:value-type="float" office:value="131064" calcext:value-type="float">
            <text:p>13106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0" calcext:value-type="float">
            <text:p>1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0" calcext:value-type="float">
            <text:p>320</text:p>
          </table:table-cell>
          <table:table-cell table:style-name="ce50" table:formula="of:=COM.MICROSOFT.CONCAT([.K9:.M9])" office:value-type="string" office:string-value="133333320" calcext:value-type="string">
            <text:p>133333320</text:p>
          </table:table-cell>
          <table:table-cell table:style-name="ce46"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45" office:value-type="string" calcext:value-type="string">
            <text:p>( a b -- a b a )</text:p>
          </table:table-cell>
          <table:table-cell table:style-name="ce45" office:value-type="string" calcext:value-type="string">
            <text:p>Copy second item from the stack.</text:p>
          </table:table-cell>
          <table:table-cell table:style-name="ce46" office:value-type="string" calcext:value-type="string">
            <text:p>Stack</text:p>
          </table:table-cell>
          <table:table-cell table:style-name="ce46" office:value-type="float" office:value="8" calcext:value-type="float">
            <text:p>8</text:p>
          </table:table-cell>
          <table:table-cell table:style-name="ce46" table:formula="of:=[.$G$2]-[.F10]" office:value-type="float" office:value="131063" calcext:value-type="float">
            <text:p>13106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1" calcext:value-type="float">
            <text:p>1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3" calcext:value-type="float">
            <text:p>313</text:p>
          </table:table-cell>
          <table:table-cell table:style-name="ce50" table:formula="of:=COM.MICROSOFT.CONCAT([.K10:.M10])" office:value-type="string" office:string-value="133333313" calcext:value-type="string">
            <text:p>133333313</text:p>
          </table:table-cell>
          <table:table-cell table:style-name="ce46"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45" office:value-type="string" calcext:value-type="string">
            <text:p>( a b c -- b c a )</text:p>
          </table:table-cell>
          <table:table-cell table:style-name="ce45" office:value-type="string" calcext:value-type="string">
            <text:p>Rotate third item to top.</text:p>
          </table:table-cell>
          <table:table-cell table:style-name="ce46" office:value-type="string" calcext:value-type="string">
            <text:p>Stack</text:p>
          </table:table-cell>
          <table:table-cell table:style-name="ce46" office:value-type="float" office:value="9" calcext:value-type="float">
            <text:p>9</text:p>
          </table:table-cell>
          <table:table-cell table:style-name="ce46" table:formula="of:=[.$G$2]-[.F11]" office:value-type="float" office:value="131062" calcext:value-type="float">
            <text:p>13106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0" calcext:value-type="float">
            <text:p>1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2" calcext:value-type="float">
            <text:p>312</text:p>
          </table:table-cell>
          <table:table-cell table:style-name="ce50" table:formula="of:=COM.MICROSOFT.CONCAT([.K11:.M11])" office:value-type="string" office:string-value="133333312" calcext:value-type="string">
            <text:p>133333312</text:p>
          </table:table-cell>
          <table:table-cell table:style-name="ce46"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45" office:value-type="string" calcext:value-type="string">
            <text:p>( ... v3 v2 v1 n -- ... v3 v2 v1 vn )</text:p>
          </table:table-cell>
          <table:table-cell table:style-name="ce45" office:value-type="string" calcext:value-type="string">
            <text:p>Grab arbitrary item on the stack. n is the item to grab. n numbering begins with 1.</text:p>
          </table:table-cell>
          <table:table-cell table:style-name="ce46" office:value-type="string" calcext:value-type="string">
            <text:p>Stack</text:p>
          </table:table-cell>
          <table:table-cell table:style-name="ce46" office:value-type="float" office:value="10" calcext:value-type="float">
            <text:p>10</text:p>
          </table:table-cell>
          <table:table-cell table:style-name="ce46" table:formula="of:=[.$G$2]-[.F12]" office:value-type="float" office:value="131061" calcext:value-type="float">
            <text:p>13106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1" calcext:value-type="float">
            <text:p>1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1" calcext:value-type="float">
            <text:p>311</text:p>
          </table:table-cell>
          <table:table-cell table:style-name="ce50" table:formula="of:=COM.MICROSOFT.CONCAT([.K12:.M12])" office:value-type="string" office:string-value="133333311" calcext:value-type="string">
            <text:p>133333311</text:p>
          </table:table-cell>
          <table:table-cell table:style-name="ce46"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45" office:value-type="string" calcext:value-type="string">
            <text:p>( n -- n n | 0 )</text:p>
          </table:table-cell>
          <table:table-cell table:style-name="ce45" office:value-type="string" calcext:value-type="string">
            <text:p>Duplicate top element if non-zero.</text:p>
          </table:table-cell>
          <table:table-cell table:style-name="ce46" office:value-type="string" calcext:value-type="string">
            <text:p>Stack</text:p>
          </table:table-cell>
          <table:table-cell table:style-name="ce46" office:value-type="float" office:value="11" calcext:value-type="float">
            <text:p>11</text:p>
          </table:table-cell>
          <table:table-cell table:style-name="ce46" table:formula="of:=[.$G$2]-[.F13]" office:value-type="float" office:value="131060" calcext:value-type="float">
            <text:p>13106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0" calcext:value-type="float">
            <text:p>1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0" calcext:value-type="float">
            <text:p>310</text:p>
          </table:table-cell>
          <table:table-cell table:style-name="ce50" table:formula="of:=COM.MICROSOFT.CONCAT([.K13:.M13])" office:value-type="string" office:string-value="133333310" calcext:value-type="string">
            <text:p>133333310</text:p>
          </table:table-cell>
          <table:table-cell table:style-name="ce46"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45" office:value-type="string" calcext:value-type="string">
            <text:p>( a b c -- c a b )</text:p>
          </table:table-cell>
          <table:table-cell table:style-name="ce45" office:value-type="string" calcext:value-type="string">
            <text:p>Rotate top to third position.</text:p>
          </table:table-cell>
          <table:table-cell table:style-name="ce46" office:value-type="string" calcext:value-type="string">
            <text:p>Stack</text:p>
          </table:table-cell>
          <table:table-cell table:style-name="ce46" office:value-type="float" office:value="12" calcext:value-type="float">
            <text:p>12</text:p>
          </table:table-cell>
          <table:table-cell table:style-name="ce46" table:formula="of:=[.$G$2]-[.F14]" office:value-type="float" office:value="131059" calcext:value-type="float">
            <text:p>13105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1" calcext:value-type="float">
            <text:p>1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3" calcext:value-type="float">
            <text:p>303</text:p>
          </table:table-cell>
          <table:table-cell table:style-name="ce50" table:formula="of:=COM.MICROSOFT.CONCAT([.K14:.M14])" office:value-type="string" office:string-value="133333303" calcext:value-type="string">
            <text:p>133333303</text:p>
          </table:table-cell>
          <table:table-cell table:style-name="ce46"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52"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45" office:value-type="string" calcext:value-type="string">
            <text:p>( a b c d -- c d a b )</text:p>
          </table:table-cell>
          <table:table-cell table:style-name="ce45" office:value-type="string" calcext:value-type="string">
            <text:p>Swap pairs.</text:p>
          </table:table-cell>
          <table:table-cell table:style-name="ce46" office:value-type="string" calcext:value-type="string">
            <text:p>Pair</text:p>
          </table:table-cell>
          <table:table-cell table:style-name="ce46" office:value-type="float" office:value="13" calcext:value-type="float">
            <text:p>13</text:p>
          </table:table-cell>
          <table:table-cell table:style-name="ce46" table:formula="of:=[.$G$2]-[.F15]" office:value-type="float" office:value="131058" calcext:value-type="float">
            <text:p>13105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0" calcext:value-type="float">
            <text:p>1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2" calcext:value-type="float">
            <text:p>302</text:p>
          </table:table-cell>
          <table:table-cell table:style-name="ce50" table:formula="of:=COM.MICROSOFT.CONCAT([.K15:.M15])" office:value-type="string" office:string-value="133333302" calcext:value-type="string">
            <text:p>133333302</text:p>
          </table:table-cell>
          <table:table-cell table:style-name="ce46"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45" office:value-type="string" calcext:value-type="string">
            <text:p>( a b c d -- a b c d a b)</text:p>
          </table:table-cell>
          <table:table-cell table:style-name="ce45" office:value-type="string" calcext:value-type="string">
            <text:p>Leapfrog pair.</text:p>
          </table:table-cell>
          <table:table-cell table:style-name="ce46" office:value-type="string" calcext:value-type="string">
            <text:p>Pair</text:p>
          </table:table-cell>
          <table:table-cell table:style-name="ce46" office:value-type="float" office:value="14" calcext:value-type="float">
            <text:p>14</text:p>
          </table:table-cell>
          <table:table-cell table:style-name="ce46" table:formula="of:=[.$G$2]-[.F16]" office:value-type="float" office:value="131057" calcext:value-type="float">
            <text:p>13105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1" calcext:value-type="float">
            <text:p>1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1" calcext:value-type="float">
            <text:p>301</text:p>
          </table:table-cell>
          <table:table-cell table:style-name="ce50" table:formula="of:=COM.MICROSOFT.CONCAT([.K16:.M16])" office:value-type="string" office:string-value="133333301" calcext:value-type="string">
            <text:p>133333301</text:p>
          </table:table-cell>
          <table:table-cell table:style-name="ce46"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45" office:value-type="string" calcext:value-type="string">
            <text:p>( a b -- a b a b )</text:p>
          </table:table-cell>
          <table:table-cell table:style-name="ce45" office:value-type="string" calcext:value-type="string">
            <text:p>Dupicate pair.</text:p>
          </table:table-cell>
          <table:table-cell table:style-name="ce46" office:value-type="string" calcext:value-type="string">
            <text:p>Pair</text:p>
          </table:table-cell>
          <table:table-cell table:style-name="ce46" office:value-type="float" office:value="15" calcext:value-type="float">
            <text:p>15</text:p>
          </table:table-cell>
          <table:table-cell table:style-name="ce46" table:formula="of:=[.$G$2]-[.F17]" office:value-type="float" office:value="131056" calcext:value-type="float">
            <text:p>13105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0" calcext:value-type="float">
            <text:p>1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0" calcext:value-type="float">
            <text:p>300</text:p>
          </table:table-cell>
          <table:table-cell table:style-name="ce50" table:formula="of:=COM.MICROSOFT.CONCAT([.K17:.M17])" office:value-type="string" office:string-value="133333300" calcext:value-type="string">
            <text:p>133333300</text:p>
          </table:table-cell>
          <table:table-cell table:style-name="ce46"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45" office:value-type="string" calcext:value-type="string">
            <text:p>( a b -- )</text:p>
          </table:table-cell>
          <table:table-cell table:style-name="ce45" office:value-type="string" calcext:value-type="string">
            <text:p>Remove pair.</text:p>
          </table:table-cell>
          <table:table-cell table:style-name="ce46" office:value-type="string" calcext:value-type="string">
            <text:p>Pair</text:p>
          </table:table-cell>
          <table:table-cell table:style-name="ce46" office:value-type="float" office:value="16" calcext:value-type="float">
            <text:p>16</text:p>
          </table:table-cell>
          <table:table-cell table:style-name="ce46" table:formula="of:=[.$G$2]-[.F18]" office:value-type="float" office:value="131055" calcext:value-type="float">
            <text:p>13105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1" calcext:value-type="float">
            <text:p>1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3" calcext:value-type="float">
            <text:p>233</text:p>
          </table:table-cell>
          <table:table-cell table:style-name="ce50" table:formula="of:=COM.MICROSOFT.CONCAT([.K18:.M18])" office:value-type="string" office:string-value="133333233" calcext:value-type="string">
            <text:p>133333233</text:p>
          </table:table-cell>
          <table:table-cell table:style-name="ce46"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45" office:value-type="string" calcext:value-type="string">
            <text:p>( a b -- b )</text:p>
          </table:table-cell>
          <table:table-cell table:style-name="ce45" office:value-type="string" calcext:value-type="string">
            <text:p>Remove 2nd item from stack.</text:p>
          </table:table-cell>
          <table:table-cell table:style-name="ce46" office:value-type="string" calcext:value-type="string">
            <text:p>Pair</text:p>
          </table:table-cell>
          <table:table-cell table:style-name="ce46" office:value-type="float" office:value="17" calcext:value-type="float">
            <text:p>17</text:p>
          </table:table-cell>
          <table:table-cell table:style-name="ce46" table:formula="of:=[.$G$2]-[.F19]" office:value-type="float" office:value="131054" calcext:value-type="float">
            <text:p>13105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0" calcext:value-type="float">
            <text:p>1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2" calcext:value-type="float">
            <text:p>232</text:p>
          </table:table-cell>
          <table:table-cell table:style-name="ce50" table:formula="of:=COM.MICROSOFT.CONCAT([.K19:.M19])" office:value-type="string" office:string-value="133333232" calcext:value-type="string">
            <text:p>133333232</text:p>
          </table:table-cell>
          <table:table-cell table:style-name="ce46"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45" office:value-type="string" calcext:value-type="string">
            <text:p>( a b -- b a b)</text:p>
          </table:table-cell>
          <table:table-cell table:style-name="ce45" office:value-type="string" calcext:value-type="string">
            <text:p>Copy top item to third position.</text:p>
          </table:table-cell>
          <table:table-cell table:style-name="ce46" office:value-type="string" calcext:value-type="string">
            <text:p>Pair</text:p>
          </table:table-cell>
          <table:table-cell table:style-name="ce46" office:value-type="float" office:value="18" calcext:value-type="float">
            <text:p>18</text:p>
          </table:table-cell>
          <table:table-cell table:style-name="ce46" table:formula="of:=[.$G$2]-[.F20]" office:value-type="float" office:value="131053" calcext:value-type="float">
            <text:p>13105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1" calcext:value-type="float">
            <text:p>10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1" calcext:value-type="float">
            <text:p>231</text:p>
          </table:table-cell>
          <table:table-cell table:style-name="ce50" table:formula="of:=COM.MICROSOFT.CONCAT([.K20:.M20])" office:value-type="string" office:string-value="133333231" calcext:value-type="string">
            <text:p>133333231</text:p>
          </table:table-cell>
          <table:table-cell table:style-name="ce46"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Add 1 to the item on top of the stack.</text:p>
          </table:table-cell>
          <table:table-cell table:style-name="ce46" office:value-type="string" calcext:value-type="string">
            <text:p>Maths Single</text:p>
          </table:table-cell>
          <table:table-cell table:style-name="ce46" office:value-type="float" office:value="0" calcext:value-type="float">
            <text:p>0</text:p>
          </table:table-cell>
          <table:table-cell table:style-name="ce47" table:formula="of:=-2^17" office:value-type="float" office:value="-131072" calcext:value-type="float">
            <text:p>-131072</text:p>
          </table:table-cell>
          <table:table-cell table:style-name="ce49" office:value-type="float" office:value="100000" calcext:value-type="float">
            <text:p>100000</text:p>
          </table:table-cell>
          <table:table-cell table:number-columns-repeated="2" table:style-name="ce49" office:value-type="string" calcext:value-type="string">
            <text:p>000000</text:p>
          </table:table-cell>
          <table:table-cell table:style-name="ce49" office:value-type="float" office:value="200" calcext:value-type="float">
            <text:p>200</text:p>
          </table:table-cell>
          <table:table-cell table:number-columns-repeated="2" table:style-name="ce49" office:value-type="string" calcext:value-type="string">
            <text:p>000</text:p>
          </table:table-cell>
          <table:table-cell table:style-name="ce49" table:formula="of:=COM.MICROSOFT.CONCAT([.K21:.M21])" office:value-type="string" office:string-value="200000000" calcext:value-type="string">
            <text:p>200000000</text:p>
          </table:table-cell>
          <table:table-cell table:style-name="ce46"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Subtract 1 from item on top of the stack.</text:p>
          </table:table-cell>
          <table:table-cell table:style-name="ce46" office:value-type="string" calcext:value-type="string">
            <text:p>Maths Single</text:p>
          </table:table-cell>
          <table:table-cell table:style-name="ce46" office:value-type="float" office:value="-1" calcext:value-type="float">
            <text:p>-1</text:p>
          </table:table-cell>
          <table:table-cell table:style-name="ce46" table:formula="of:=[.$G$21]-[.F22]" office:value-type="float" office:value="-131071" calcext:value-type="float">
            <text:p>-13107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1</text:p>
          </table:table-cell>
          <table:table-cell table:style-name="ce50" table:formula="of:=COM.MICROSOFT.CONCAT([.K22:.M22])" office:value-type="string" office:string-value="200000001" calcext:value-type="string">
            <text:p>200000001</text:p>
          </table:table-cell>
          <table:table-cell table:style-name="ce46"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Add 2 to item on top of the stack</text:p>
          </table:table-cell>
          <table:table-cell table:style-name="ce46" office:value-type="string" calcext:value-type="string">
            <text:p>Maths Single</text:p>
          </table:table-cell>
          <table:table-cell table:style-name="ce46" office:value-type="float" office:value="-2" calcext:value-type="float">
            <text:p>-2</text:p>
          </table:table-cell>
          <table:table-cell table:style-name="ce46" table:formula="of:=[.$G$21]-[.F23]" office:value-type="float" office:value="-131070" calcext:value-type="float">
            <text:p>-13107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2</text:p>
          </table:table-cell>
          <table:table-cell table:style-name="ce50" table:formula="of:=COM.MICROSOFT.CONCAT([.K23:.M23])" office:value-type="string" office:string-value="200000002" calcext:value-type="string">
            <text:p>200000002</text:p>
          </table:table-cell>
          <table:table-cell table:style-name="ce46"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Subtract 2 from the item on top of the stack.</text:p>
          </table:table-cell>
          <table:table-cell table:style-name="ce46" office:value-type="string" calcext:value-type="string">
            <text:p>Maths Single</text:p>
          </table:table-cell>
          <table:table-cell table:style-name="ce46" office:value-type="float" office:value="-3" calcext:value-type="float">
            <text:p>-3</text:p>
          </table:table-cell>
          <table:table-cell table:style-name="ce46" table:formula="of:=[.$G$21]-[.F24]" office:value-type="float" office:value="-131069" calcext:value-type="float">
            <text:p>-13106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3</text:p>
          </table:table-cell>
          <table:table-cell table:style-name="ce50" table:formula="of:=COM.MICROSOFT.CONCAT([.K24:.M24])" office:value-type="string" office:string-value="200000003" calcext:value-type="string">
            <text:p>200000003</text:p>
          </table:table-cell>
          <table:table-cell table:style-name="ce46"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Half value.</text:p>
          </table:table-cell>
          <table:table-cell table:style-name="ce46" office:value-type="string" calcext:value-type="string">
            <text:p>Maths Single</text:p>
          </table:table-cell>
          <table:table-cell table:style-name="ce46" office:value-type="float" office:value="-4" calcext:value-type="float">
            <text:p>-4</text:p>
          </table:table-cell>
          <table:table-cell table:style-name="ce46" table:formula="of:=[.$G$21]-[.F25]" office:value-type="float" office:value="-131068" calcext:value-type="float">
            <text:p>-13106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0</text:p>
          </table:table-cell>
          <table:table-cell table:style-name="ce50" table:formula="of:=COM.MICROSOFT.CONCAT([.K25:.M25])" office:value-type="string" office:string-value="200000010" calcext:value-type="string">
            <text:p>200000010</text:p>
          </table:table-cell>
          <table:table-cell table:style-name="ce46"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Double value.</text:p>
          </table:table-cell>
          <table:table-cell table:style-name="ce46" office:value-type="string" calcext:value-type="string">
            <text:p>Maths Single</text:p>
          </table:table-cell>
          <table:table-cell table:style-name="ce46" office:value-type="float" office:value="-5" calcext:value-type="float">
            <text:p>-5</text:p>
          </table:table-cell>
          <table:table-cell table:style-name="ce46" table:formula="of:=[.$G$21]-[.F26]" office:value-type="float" office:value="-131067" calcext:value-type="float">
            <text:p>-13106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1</text:p>
          </table:table-cell>
          <table:table-cell table:style-name="ce50" table:formula="of:=COM.MICROSOFT.CONCAT([.K26:.M26])" office:value-type="string" office:string-value="200000011" calcext:value-type="string">
            <text:p>200000011</text:p>
          </table:table-cell>
          <table:table-cell table:style-name="ce46"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45" office:value-type="string" calcext:value-type="string">
            <text:p>( n -- abs(n) )</text:p>
          </table:table-cell>
          <table:table-cell table:style-name="ce45" office:value-type="string" calcext:value-type="string">
            <text:p>Absolute value of n.</text:p>
          </table:table-cell>
          <table:table-cell table:style-name="ce46" office:value-type="string" calcext:value-type="string">
            <text:p>Maths Single</text:p>
          </table:table-cell>
          <table:table-cell table:style-name="ce46" office:value-type="float" office:value="-6" calcext:value-type="float">
            <text:p>-6</text:p>
          </table:table-cell>
          <table:table-cell table:style-name="ce46" table:formula="of:=[.$G$21]-[.F27]" office:value-type="float" office:value="-131066" calcext:value-type="float">
            <text:p>-13106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2</text:p>
          </table:table-cell>
          <table:table-cell table:style-name="ce50" table:formula="of:=COM.MICROSOFT.CONCAT([.K27:.M27])" office:value-type="string" office:string-value="200000012" calcext:value-type="string">
            <text:p>200000012</text:p>
          </table:table-cell>
          <table:table-cell table:style-name="ce46"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45" office:value-type="string" calcext:value-type="string">
            <text:p>( n -- sqrt(n) )</text:p>
          </table:table-cell>
          <table:table-cell table:style-name="ce45" office:value-type="string" calcext:value-type="string">
            <text:p>Square root. n must be positive.</text:p>
          </table:table-cell>
          <table:table-cell table:style-name="ce46" office:value-type="string" calcext:value-type="string">
            <text:p>Maths Single</text:p>
          </table:table-cell>
          <table:table-cell table:style-name="ce46" office:value-type="float" office:value="-7" calcext:value-type="float">
            <text:p>-7</text:p>
          </table:table-cell>
          <table:table-cell table:style-name="ce46" table:formula="of:=[.$G$21]-[.F28]" office:value-type="float" office:value="-131065" calcext:value-type="float">
            <text:p>-13106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3</text:p>
          </table:table-cell>
          <table:table-cell table:style-name="ce50" table:formula="of:=COM.MICROSOFT.CONCAT([.K28:.M28])" office:value-type="string" office:string-value="200000013" calcext:value-type="string">
            <text:p>200000013</text:p>
          </table:table-cell>
          <table:table-cell table:style-name="ce46"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Addition of top two elements on stack.</text:p>
          </table:table-cell>
          <table:table-cell table:style-name="ce46" office:value-type="string" calcext:value-type="string">
            <text:p>Maths Pair</text:p>
          </table:table-cell>
          <table:table-cell table:style-name="ce46" office:value-type="float" office:value="-8" calcext:value-type="float">
            <text:p>-8</text:p>
          </table:table-cell>
          <table:table-cell table:style-name="ce46" table:formula="of:=[.$G$21]-[.F29]" office:value-type="float" office:value="-131064" calcext:value-type="float">
            <text:p>-13106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0</text:p>
          </table:table-cell>
          <table:table-cell table:style-name="ce50" table:formula="of:=COM.MICROSOFT.CONCAT([.K29:.M29])" office:value-type="string" office:string-value="200000020" calcext:value-type="string">
            <text:p>200000020</text:p>
          </table:table-cell>
          <table:table-cell table:style-name="ce46"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ce45" office:value-type="string" calcext:value-type="string">
            <text:p>( a b -- a-b )</text:p>
          </table:table-cell>
          <table:table-cell table:style-name="ce45" office:value-type="string" calcext:value-type="string">
            <text:p>Subtraction of 1<text:span text:style-name="T1">st</text:span> item on stack from 2nd.</text:p>
          </table:table-cell>
          <table:table-cell table:style-name="ce46" office:value-type="string" calcext:value-type="string">
            <text:p>Maths Pair</text:p>
          </table:table-cell>
          <table:table-cell table:style-name="ce46" office:value-type="float" office:value="-9" calcext:value-type="float">
            <text:p>-9</text:p>
          </table:table-cell>
          <table:table-cell table:style-name="ce46" table:formula="of:=[.$G$21]-[.F30]" office:value-type="float" office:value="-131063" calcext:value-type="float">
            <text:p>-13106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1</text:p>
          </table:table-cell>
          <table:table-cell table:style-name="ce50" table:formula="of:=COM.MICROSOFT.CONCAT([.K30:.M30])" office:value-type="string" office:string-value="200000021" calcext:value-type="string">
            <text:p>200000021</text:p>
          </table:table-cell>
          <table:table-cell table:style-name="ce46"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Multiply.</text:p>
          </table:table-cell>
          <table:table-cell table:style-name="ce46" office:value-type="string" calcext:value-type="string">
            <text:p>Maths Pair</text:p>
          </table:table-cell>
          <table:table-cell table:style-name="ce46" office:value-type="float" office:value="-10" calcext:value-type="float">
            <text:p>-10</text:p>
          </table:table-cell>
          <table:table-cell table:style-name="ce46" table:formula="of:=[.$G$21]-[.F31]" office:value-type="float" office:value="-131062" calcext:value-type="float">
            <text:p>-13106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2</text:p>
          </table:table-cell>
          <table:table-cell table:style-name="ce50" table:formula="of:=COM.MICROSOFT.CONCAT([.K31:.M31])" office:value-type="string" office:string-value="200000022" calcext:value-type="string">
            <text:p>200000022</text:p>
          </table:table-cell>
          <table:table-cell table:style-name="ce46"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Divide.</text:p>
          </table:table-cell>
          <table:table-cell table:style-name="ce46" office:value-type="string" calcext:value-type="string">
            <text:p>Maths Pair</text:p>
          </table:table-cell>
          <table:table-cell table:style-name="ce46" office:value-type="float" office:value="-11" calcext:value-type="float">
            <text:p>-11</text:p>
          </table:table-cell>
          <table:table-cell table:style-name="ce46" table:formula="of:=[.$G$21]-[.F32]" office:value-type="float" office:value="-131061" calcext:value-type="float">
            <text:p>-13106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3</text:p>
          </table:table-cell>
          <table:table-cell table:style-name="ce50" table:formula="of:=COM.MICROSOFT.CONCAT([.K32:.M32])" office:value-type="string" office:string-value="200000023" calcext:value-type="string">
            <text:p>200000023</text:p>
          </table:table-cell>
          <table:table-cell table:style-name="ce46"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45" office:value-type="string" calcext:value-type="string">
            <text:p>( a b -- a%b )</text:p>
          </table:table-cell>
          <table:table-cell table:style-name="ce45" office:value-type="string" calcext:value-type="string">
            <text:p>Modulos.</text:p>
          </table:table-cell>
          <table:table-cell table:style-name="ce46" office:value-type="string" calcext:value-type="string">
            <text:p>Maths Pair</text:p>
          </table:table-cell>
          <table:table-cell table:style-name="ce46" office:value-type="float" office:value="-12" calcext:value-type="float">
            <text:p>-12</text:p>
          </table:table-cell>
          <table:table-cell table:style-name="ce46" table:formula="of:=[.$G$21]-[.F33]" office:value-type="float" office:value="-131060" calcext:value-type="float">
            <text:p>-13106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0</text:p>
          </table:table-cell>
          <table:table-cell table:style-name="ce50" table:formula="of:=COM.MICROSOFT.CONCAT([.K33:.M33])" office:value-type="string" office:string-value="200000030" calcext:value-type="string">
            <text:p>200000030</text:p>
          </table:table-cell>
          <table:table-cell table:style-name="ce46"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45" office:value-type="string" calcext:value-type="string">
            <text:p>( a b -- a%b a/b )</text:p>
          </table:table-cell>
          <table:table-cell table:style-name="ce45" office:value-type="string" calcext:value-type="string">
            <text:p>Divide and modulos.</text:p>
          </table:table-cell>
          <table:table-cell table:style-name="ce46" office:value-type="string" calcext:value-type="string">
            <text:p>Maths Pair</text:p>
          </table:table-cell>
          <table:table-cell table:style-name="ce46" office:value-type="float" office:value="-13" calcext:value-type="float">
            <text:p>-13</text:p>
          </table:table-cell>
          <table:table-cell table:style-name="ce46" table:formula="of:=[.$G$21]-[.F34]" office:value-type="float" office:value="-131059" calcext:value-type="float">
            <text:p>-13105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1</text:p>
          </table:table-cell>
          <table:table-cell table:style-name="ce50" table:formula="of:=COM.MICROSOFT.CONCAT([.K34:.M34])" office:value-type="string" office:string-value="200000031" calcext:value-type="string">
            <text:p>200000031</text:p>
          </table:table-cell>
          <table:table-cell table:style-name="ce46"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45" office:value-type="string" calcext:value-type="string">
            <text:p>( n -- -n )</text:p>
          </table:table-cell>
          <table:table-cell table:style-name="ce45" office:value-type="string" calcext:value-type="string">
            <text:p>negate top item on stack.</text:p>
          </table:table-cell>
          <table:table-cell table:style-name="ce46" office:value-type="string" calcext:value-type="string">
            <text:p>Maths Pair</text:p>
          </table:table-cell>
          <table:table-cell table:style-name="ce46" office:value-type="float" office:value="-14" calcext:value-type="float">
            <text:p>-14</text:p>
          </table:table-cell>
          <table:table-cell table:style-name="ce46" table:formula="of:=[.$G$21]-[.F35]" office:value-type="float" office:value="-131058" calcext:value-type="float">
            <text:p>-13105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2</text:p>
          </table:table-cell>
          <table:table-cell table:style-name="ce50" table:formula="of:=COM.MICROSOFT.CONCAT([.K35:.M35])" office:value-type="string" office:string-value="200000032" calcext:value-type="string">
            <text:p>200000032</text:p>
          </table:table-cell>
          <table:table-cell table:style-name="ce46"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37" office:value-type="float" office:value="35" calcext:value-type="float">
            <text:p>35</text:p>
          </table:table-cell>
          <table:table-cell table:style-name="ce40" office:value-type="string" calcext:value-type="string">
            <text:p>2negate</text:p>
          </table:table-cell>
          <table:table-cell table:style-name="ce45" office:value-type="string" calcext:value-type="string">
            <text:p>( a b -- -a -b )</text:p>
          </table:table-cell>
          <table:table-cell table:style-name="ce45" office:value-type="string" calcext:value-type="string">
            <text:p>negate top two items on stack. (useful for computing a "flee" direction to evade something).</text:p>
          </table:table-cell>
          <table:table-cell table:style-name="ce46" office:value-type="string" calcext:value-type="string">
            <text:p>Maths Pair</text:p>
          </table:table-cell>
          <table:table-cell table:style-name="ce46" office:value-type="float" office:value="-15" calcext:value-type="float">
            <text:p>-15</text:p>
          </table:table-cell>
          <table:table-cell table:style-name="ce46" table:formula="of:=[.$G$21]-[.F36]" office:value-type="float" office:value="-131057" calcext:value-type="float">
            <text:p>-13105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3</text:p>
          </table:table-cell>
          <table:table-cell table:style-name="ce50" table:formula="of:=COM.MICROSOFT.CONCAT([.K36:.M36])" office:value-type="string" office:string-value="200000033" calcext:value-type="string">
            <text:p>200000033</text:p>
          </table:table-cell>
          <table:table-cell table:style-name="ce46"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45" office:value-type="string" calcext:value-type="string">
            <text:p>( a b -- EQ(a,b) )</text:p>
          </table:table-cell>
          <table:table-cell table:style-name="ce45" office:value-type="string" calcext:value-type="string">
            <text:p>Equal to.</text:p>
          </table:table-cell>
          <table:table-cell table:style-name="ce46" office:value-type="string" calcext:value-type="string">
            <text:p>Equality</text:p>
          </table:table-cell>
          <table:table-cell table:style-name="ce46" office:value-type="float" office:value="19" calcext:value-type="float">
            <text:p>19</text:p>
          </table:table-cell>
          <table:table-cell table:style-name="ce46" table:formula="of:=[.$G$2]-[.F37]" office:value-type="float" office:value="131052" calcext:value-type="float">
            <text:p>13105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0" calcext:value-type="float">
            <text:p>10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0" calcext:value-type="float">
            <text:p>230</text:p>
          </table:table-cell>
          <table:table-cell table:style-name="ce50" table:formula="of:=COM.MICROSOFT.CONCAT([.K37:.M37])" office:value-type="string" office:string-value="133333230" calcext:value-type="string">
            <text:p>133333230</text:p>
          </table:table-cell>
          <table:table-cell table:style-name="ce46"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45" office:value-type="string" calcext:value-type="string">
            <text:p>( a b -- NE(a,b) )</text:p>
          </table:table-cell>
          <table:table-cell table:style-name="ce45" office:value-type="string" calcext:value-type="string">
            <text:p>Not equal to.</text:p>
          </table:table-cell>
          <table:table-cell table:style-name="ce46" office:value-type="string" calcext:value-type="string">
            <text:p>Equality</text:p>
          </table:table-cell>
          <table:table-cell table:style-name="ce46" office:value-type="float" office:value="20" calcext:value-type="float">
            <text:p>20</text:p>
          </table:table-cell>
          <table:table-cell table:style-name="ce46" table:formula="of:=[.$G$2]-[.F38]" office:value-type="float" office:value="131051" calcext:value-type="float">
            <text:p>13105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1" calcext:value-type="float">
            <text:p>10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3" calcext:value-type="float">
            <text:p>223</text:p>
          </table:table-cell>
          <table:table-cell table:style-name="ce50" table:formula="of:=COM.MICROSOFT.CONCAT([.K38:.M38])" office:value-type="string" office:string-value="133333223" calcext:value-type="string">
            <text:p>133333223</text:p>
          </table:table-cell>
          <table:table-cell table:style-name="ce46"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45" office:value-type="string" calcext:value-type="string">
            <text:p>( a b -- LT(a,b) )</text:p>
          </table:table-cell>
          <table:table-cell table:style-name="ce45" office:value-type="string" calcext:value-type="string">
            <text:p>Less than.</text:p>
          </table:table-cell>
          <table:table-cell table:style-name="ce46" office:value-type="string" calcext:value-type="string">
            <text:p>Equality</text:p>
          </table:table-cell>
          <table:table-cell table:style-name="ce46" office:value-type="float" office:value="21" calcext:value-type="float">
            <text:p>21</text:p>
          </table:table-cell>
          <table:table-cell table:style-name="ce46" table:formula="of:=[.$G$2]-[.F39]" office:value-type="float" office:value="131050" calcext:value-type="float">
            <text:p>13105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0" calcext:value-type="float">
            <text:p>10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2" calcext:value-type="float">
            <text:p>222</text:p>
          </table:table-cell>
          <table:table-cell table:style-name="ce50" table:formula="of:=COM.MICROSOFT.CONCAT([.K39:.M39])" office:value-type="string" office:string-value="133333222" calcext:value-type="string">
            <text:p>133333222</text:p>
          </table:table-cell>
          <table:table-cell table:style-name="ce46"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45" office:value-type="string" calcext:value-type="string">
            <text:p>( a b -- GT(a,b) )</text:p>
          </table:table-cell>
          <table:table-cell table:style-name="ce45" office:value-type="string" calcext:value-type="string">
            <text:p>Greater than.</text:p>
          </table:table-cell>
          <table:table-cell table:style-name="ce46" office:value-type="string" calcext:value-type="string">
            <text:p>Equality</text:p>
          </table:table-cell>
          <table:table-cell table:style-name="ce46" office:value-type="float" office:value="22" calcext:value-type="float">
            <text:p>22</text:p>
          </table:table-cell>
          <table:table-cell table:style-name="ce46" table:formula="of:=[.$G$2]-[.F40]" office:value-type="float" office:value="131049" calcext:value-type="float">
            <text:p>13104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1" calcext:value-type="float">
            <text:p>10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1" calcext:value-type="float">
            <text:p>221</text:p>
          </table:table-cell>
          <table:table-cell table:style-name="ce50" table:formula="of:=COM.MICROSOFT.CONCAT([.K40:.M40])" office:value-type="string" office:string-value="133333221" calcext:value-type="string">
            <text:p>133333221</text:p>
          </table:table-cell>
          <table:table-cell table:style-name="ce46"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45" office:value-type="string" calcext:value-type="string">
            <text:p>( a b -- LE(a,b) )</text:p>
          </table:table-cell>
          <table:table-cell table:style-name="ce45" office:value-type="string" calcext:value-type="string">
            <text:p>Less than or equal to.</text:p>
          </table:table-cell>
          <table:table-cell table:style-name="ce46" office:value-type="string" calcext:value-type="string">
            <text:p>Equality</text:p>
          </table:table-cell>
          <table:table-cell table:style-name="ce46" office:value-type="float" office:value="23" calcext:value-type="float">
            <text:p>23</text:p>
          </table:table-cell>
          <table:table-cell table:style-name="ce46" table:formula="of:=[.$G$2]-[.F41]" office:value-type="float" office:value="131048" calcext:value-type="float">
            <text:p>13104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0" calcext:value-type="float">
            <text:p>10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0" calcext:value-type="float">
            <text:p>220</text:p>
          </table:table-cell>
          <table:table-cell table:style-name="ce50" table:formula="of:=COM.MICROSOFT.CONCAT([.K41:.M41])" office:value-type="string" office:string-value="133333220" calcext:value-type="string">
            <text:p>133333220</text:p>
          </table:table-cell>
          <table:table-cell table:style-name="ce46"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45" office:value-type="string" calcext:value-type="string">
            <text:p>( a b -- GE(a,b) )</text:p>
          </table:table-cell>
          <table:table-cell table:style-name="ce45" office:value-type="string" calcext:value-type="string">
            <text:p>Greater than or equal to.</text:p>
          </table:table-cell>
          <table:table-cell table:style-name="ce46" office:value-type="string" calcext:value-type="string">
            <text:p>Equality</text:p>
          </table:table-cell>
          <table:table-cell table:style-name="ce46" office:value-type="float" office:value="24" calcext:value-type="float">
            <text:p>24</text:p>
          </table:table-cell>
          <table:table-cell table:style-name="ce46" table:formula="of:=[.$G$2]-[.F42]" office:value-type="float" office:value="131047" calcext:value-type="float">
            <text:p>13104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1" calcext:value-type="float">
            <text:p>10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3" calcext:value-type="float">
            <text:p>213</text:p>
          </table:table-cell>
          <table:table-cell table:style-name="ce50" table:formula="of:=COM.MICROSOFT.CONCAT([.K42:.M42])" office:value-type="string" office:string-value="133333213" calcext:value-type="string">
            <text:p>133333213</text:p>
          </table:table-cell>
          <table:table-cell table:style-name="ce46"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45" office:value-type="string" calcext:value-type="string">
            <text:p>( n -- EQ(n,0) )</text:p>
          </table:table-cell>
          <table:table-cell table:style-name="ce45" office:value-type="string" calcext:value-type="string">
            <text:p>Is element on top of the stack equal to 0?</text:p>
          </table:table-cell>
          <table:table-cell table:style-name="ce46" office:value-type="string" calcext:value-type="string">
            <text:p>Equality</text:p>
          </table:table-cell>
          <table:table-cell table:style-name="ce46" office:value-type="float" office:value="25" calcext:value-type="float">
            <text:p>25</text:p>
          </table:table-cell>
          <table:table-cell table:style-name="ce46" table:formula="of:=[.$G$2]-[.F43]" office:value-type="float" office:value="131046" calcext:value-type="float">
            <text:p>13104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0" calcext:value-type="float">
            <text:p>10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2" calcext:value-type="float">
            <text:p>212</text:p>
          </table:table-cell>
          <table:table-cell table:style-name="ce50" table:formula="of:=COM.MICROSOFT.CONCAT([.K43:.M43])" office:value-type="string" office:string-value="133333212" calcext:value-type="string">
            <text:p>133333212</text:p>
          </table:table-cell>
          <table:table-cell table:style-name="ce46"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37" office:value-type="float" office:value="43" calcext:value-type="float">
            <text:p>43</text:p>
          </table:table-cell>
          <table:table-cell table:style-name="ce40" office:value-type="string" calcext:value-type="string">
            <text:p>or</text:p>
          </table:table-cell>
          <table:table-cell table:style-name="ce45" office:value-type="string" calcext:value-type="string">
            <text:p>( a b -- a|b )</text:p>
          </table:table-cell>
          <table:table-cell table:style-name="ce45" office:value-type="string" calcext:value-type="string">
            <text:p>Bitwise OR. Can be used as a logical OR operator too, because KFORTH boolean operators return 1 and 0.</text:p>
          </table:table-cell>
          <table:table-cell table:style-name="ce46" office:value-type="string" calcext:value-type="string">
            <text:p>Logic</text:p>
          </table:table-cell>
          <table:table-cell table:style-name="ce46" office:value-type="float" office:value="26" calcext:value-type="float">
            <text:p>26</text:p>
          </table:table-cell>
          <table:table-cell table:style-name="ce46" table:formula="of:=[.$G$2]-[.F44]" office:value-type="float" office:value="131045" calcext:value-type="float">
            <text:p>13104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1" calcext:value-type="float">
            <text:p>10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1" calcext:value-type="float">
            <text:p>211</text:p>
          </table:table-cell>
          <table:table-cell table:style-name="ce50" table:formula="of:=COM.MICROSOFT.CONCAT([.K44:.M44])" office:value-type="string" office:string-value="133333211" calcext:value-type="string">
            <text:p>133333211</text:p>
          </table:table-cell>
          <table:table-cell table:style-name="ce46"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37" office:value-type="float" office:value="44" calcext:value-type="float">
            <text:p>44</text:p>
          </table:table-cell>
          <table:table-cell table:style-name="ce40" office:value-type="string" calcext:value-type="string">
            <text:p>and</text:p>
          </table:table-cell>
          <table:table-cell table:style-name="ce45" office:value-type="string" calcext:value-type="string">
            <text:p>( a b -- a&amp;b )</text:p>
          </table:table-cell>
          <table:table-cell table:style-name="ce45" office:value-type="string" calcext:value-type="string">
            <text:p>Bitwise AND. Can be used a a logical AND operator too, because KFORTH boolean operators return 1 and 0.</text:p>
          </table:table-cell>
          <table:table-cell table:style-name="ce46" office:value-type="string" calcext:value-type="string">
            <text:p>Logic</text:p>
          </table:table-cell>
          <table:table-cell table:style-name="ce46" office:value-type="float" office:value="27" calcext:value-type="float">
            <text:p>27</text:p>
          </table:table-cell>
          <table:table-cell table:style-name="ce46" table:formula="of:=[.$G$2]-[.F45]" office:value-type="float" office:value="131044" calcext:value-type="float">
            <text:p>13104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0" calcext:value-type="float">
            <text:p>10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0" calcext:value-type="float">
            <text:p>210</text:p>
          </table:table-cell>
          <table:table-cell table:style-name="ce50" table:formula="of:=COM.MICROSOFT.CONCAT([.K45:.M45])" office:value-type="string" office:string-value="133333210" calcext:value-type="string">
            <text:p>133333210</text:p>
          </table:table-cell>
          <table:table-cell table:style-name="ce46"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45" office:value-type="string" calcext:value-type="string">
            <text:p>( n -- !n )</text:p>
          </table:table-cell>
          <table:table-cell table:style-name="ce45" office:value-type="string" calcext:value-type="string">
            <text:p>Logical NOT.</text:p>
          </table:table-cell>
          <table:table-cell table:style-name="ce46" office:value-type="string" calcext:value-type="string">
            <text:p>Logic</text:p>
          </table:table-cell>
          <table:table-cell table:style-name="ce46" office:value-type="float" office:value="28" calcext:value-type="float">
            <text:p>28</text:p>
          </table:table-cell>
          <table:table-cell table:style-name="ce46" table:formula="of:=[.$G$2]-[.F46]" office:value-type="float" office:value="131043" calcext:value-type="float">
            <text:p>13104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1" calcext:value-type="float">
            <text:p>10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3" calcext:value-type="float">
            <text:p>203</text:p>
          </table:table-cell>
          <table:table-cell table:style-name="ce50" table:formula="of:=COM.MICROSOFT.CONCAT([.K46:.M46])" office:value-type="string" office:string-value="133333203" calcext:value-type="string">
            <text:p>133333203</text:p>
          </table:table-cell>
          <table:table-cell table:style-name="ce46"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45" office:value-type="string" calcext:value-type="string">
            <text:p>( n -- ~n )</text:p>
          </table:table-cell>
          <table:table-cell table:style-name="ce45" office:value-type="string" calcext:value-type="string">
            <text:p>Invert bits (Bitwise NOT).</text:p>
          </table:table-cell>
          <table:table-cell table:style-name="ce46" office:value-type="string" calcext:value-type="string">
            <text:p>Logic</text:p>
          </table:table-cell>
          <table:table-cell table:style-name="ce46" office:value-type="float" office:value="29" calcext:value-type="float">
            <text:p>29</text:p>
          </table:table-cell>
          <table:table-cell table:style-name="ce46" table:formula="of:=[.$G$2]-[.F47]" office:value-type="float" office:value="131042" calcext:value-type="float">
            <text:p>13104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0" calcext:value-type="float">
            <text:p>10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2" calcext:value-type="float">
            <text:p>202</text:p>
          </table:table-cell>
          <table:table-cell table:style-name="ce50" table:formula="of:=COM.MICROSOFT.CONCAT([.K47:.M47])" office:value-type="string" office:string-value="133333202" calcext:value-type="string">
            <text:p>133333202</text:p>
          </table:table-cell>
          <table:table-cell table:style-name="ce46"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45" office:value-type="string" calcext:value-type="string">
            <text:p>( a b -- a^b )</text:p>
          </table:table-cell>
          <table:table-cell table:style-name="ce45" office:value-type="string" calcext:value-type="string">
            <text:p>XOR function.</text:p>
          </table:table-cell>
          <table:table-cell table:style-name="ce46" office:value-type="string" calcext:value-type="string">
            <text:p>Logic</text:p>
          </table:table-cell>
          <table:table-cell table:style-name="ce46" office:value-type="float" office:value="30" calcext:value-type="float">
            <text:p>30</text:p>
          </table:table-cell>
          <table:table-cell table:style-name="ce46" table:formula="of:=[.$G$2]-[.F48]" office:value-type="float" office:value="131041" calcext:value-type="float">
            <text:p>13104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1" calcext:value-type="float">
            <text:p>10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1" calcext:value-type="float">
            <text:p>201</text:p>
          </table:table-cell>
          <table:table-cell table:style-name="ce50" table:formula="of:=COM.MICROSOFT.CONCAT([.K48:.M48])" office:value-type="string" office:string-value="133333201" calcext:value-type="string">
            <text:p>133333201</text:p>
          </table:table-cell>
          <table:table-cell table:style-name="ce46"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45" office:value-type="string" calcext:value-type="string">
            <text:p>( a b -- min(a,b) )</text:p>
          </table:table-cell>
          <table:table-cell table:style-name="ce45" office:value-type="string" calcext:value-type="string">
            <text:p>Minimum value.</text:p>
          </table:table-cell>
          <table:table-cell table:style-name="ce46" office:value-type="string" calcext:value-type="string">
            <text:p>Logic</text:p>
          </table:table-cell>
          <table:table-cell table:style-name="ce46" office:value-type="float" office:value="31" calcext:value-type="float">
            <text:p>31</text:p>
          </table:table-cell>
          <table:table-cell table:style-name="ce46" table:formula="of:=[.$G$2]-[.F49]" office:value-type="float" office:value="131040" calcext:value-type="float">
            <text:p>13104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0" calcext:value-type="float">
            <text:p>10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0" calcext:value-type="float">
            <text:p>200</text:p>
          </table:table-cell>
          <table:table-cell table:style-name="ce50" table:formula="of:=COM.MICROSOFT.CONCAT([.K49:.M49])" office:value-type="string" office:string-value="133333200" calcext:value-type="string">
            <text:p>133333200</text:p>
          </table:table-cell>
          <table:table-cell table:style-name="ce46"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45" office:value-type="string" calcext:value-type="string">
            <text:p>( a b -- max(a,b) )</text:p>
          </table:table-cell>
          <table:table-cell table:style-name="ce45" office:value-type="string" calcext:value-type="string">
            <text:p>Remove 2 items from stack and replace with maximum value.</text:p>
          </table:table-cell>
          <table:table-cell table:style-name="ce46" office:value-type="string" calcext:value-type="string">
            <text:p>Logic</text:p>
          </table:table-cell>
          <table:table-cell table:style-name="ce46" office:value-type="float" office:value="32" calcext:value-type="float">
            <text:p>32</text:p>
          </table:table-cell>
          <table:table-cell table:style-name="ce46" table:formula="of:=[.$G$2]-[.F50]" office:value-type="float" office:value="131039" calcext:value-type="float">
            <text:p>13103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3" calcext:value-type="float">
            <text:p>133</text:p>
          </table:table-cell>
          <table:table-cell table:style-name="ce50" table:formula="of:=COM.MICROSOFT.CONCAT([.K50:.M50])" office:value-type="string" office:string-value="133333133" calcext:value-type="string">
            <text:p>133333133</text:p>
          </table:table-cell>
          <table:table-cell table:style-name="ce46"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37" office:value-type="float" office:value="50" calcext:value-type="float">
            <text:p>50</text:p>
          </table:table-cell>
          <table:table-cell table:style-name="ce40" office:value-type="string" calcext:value-type="string">
            <text:p>CB</text:p>
          </table:table-cell>
          <table:table-cell table:style-name="ce45" office:value-type="string" calcext:value-type="string">
            <text:p>( -- CB )</text:p>
          </table:table-cell>
          <table:table-cell table:style-name="ce45" office:value-type="string" calcext:value-type="string">
            <text:p>Pushes the current code block number on the data stack. Can be used to implement "relative" code block addressing.</text:p>
          </table:table-cell>
          <table:table-cell table:style-name="ce46" office:value-type="string" calcext:value-type="string">
            <text:p>Flow</text:p>
          </table:table-cell>
          <table:table-cell table:style-name="ce46" office:value-type="float" office:value="-16" calcext:value-type="float">
            <text:p>-16</text:p>
          </table:table-cell>
          <table:table-cell table:style-name="ce46" table:formula="of:=[.$G$21]-[.F51]" office:value-type="float" office:value="-131056" calcext:value-type="float">
            <text:p>-13105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0" calcext:value-type="float">
            <text:p>100</text:p>
          </table:table-cell>
          <table:table-cell table:style-name="ce50" table:formula="of:=COM.MICROSOFT.CONCAT([.K51:.M51])" office:value-type="string" office:string-value="200000100" calcext:value-type="string">
            <text:p>200000100</text:p>
          </table:table-cell>
          <table:table-cell table:style-name="ce46"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45" office:value-type="string" calcext:value-type="string">
            <text:p>( n -- Rn )</text:p>
          </table:table-cell>
          <table:table-cell table:style-name="ce45" office:value-type="string" calcext:value-type="string">
            <text:p>Pushes register Rn on the data stack. If n is not 0-9 the request is ignored.</text:p>
          </table:table-cell>
          <table:table-cell table:style-name="ce46" office:value-type="string" calcext:value-type="string">
            <text:p>Register Read</text:p>
          </table:table-cell>
          <table:table-cell table:style-name="ce46" office:value-type="float" office:value="-17" calcext:value-type="float">
            <text:p>-17</text:p>
          </table:table-cell>
          <table:table-cell table:style-name="ce46" table:formula="of:=[.$G$21]-[.F52]" office:value-type="float" office:value="-131055" calcext:value-type="float">
            <text:p>-13105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1" calcext:value-type="float">
            <text:p>101</text:p>
          </table:table-cell>
          <table:table-cell table:style-name="ce50" table:formula="of:=COM.MICROSOFT.CONCAT([.K52:.M52])" office:value-type="string" office:string-value="200000101" calcext:value-type="string">
            <text:p>200000101</text:p>
          </table:table-cell>
          <table:table-cell table:style-name="ce46"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45" office:value-type="string" calcext:value-type="string">
            <text:p>( -- R0 )</text:p>
          </table:table-cell>
          <table:table-cell table:style-name="ce45" office:value-type="string" calcext:value-type="string">
            <text:p>Pushes register R0 on the data stack</text:p>
          </table:table-cell>
          <table:table-cell table:style-name="ce46" office:value-type="string" calcext:value-type="string">
            <text:p>Register Read</text:p>
          </table:table-cell>
          <table:table-cell table:style-name="ce46" office:value-type="float" office:value="-18" calcext:value-type="float">
            <text:p>-18</text:p>
          </table:table-cell>
          <table:table-cell table:style-name="ce46" table:formula="of:=[.$G$21]-[.F53]" office:value-type="float" office:value="-131054" calcext:value-type="float">
            <text:p>-13105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2" calcext:value-type="float">
            <text:p>102</text:p>
          </table:table-cell>
          <table:table-cell table:style-name="ce50" table:formula="of:=COM.MICROSOFT.CONCAT([.K53:.M53])" office:value-type="string" office:string-value="200000102" calcext:value-type="string">
            <text:p>200000102</text:p>
          </table:table-cell>
          <table:table-cell table:style-name="ce46"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45" office:value-type="string" calcext:value-type="string">
            <text:p>( -- R1 )</text:p>
          </table:table-cell>
          <table:table-cell table:style-name="ce45" office:value-type="string" calcext:value-type="string">
            <text:p>Pushes register R1 on the data stack</text:p>
          </table:table-cell>
          <table:table-cell table:style-name="ce46" office:value-type="string" calcext:value-type="string">
            <text:p>Register Read</text:p>
          </table:table-cell>
          <table:table-cell table:style-name="ce46" office:value-type="float" office:value="-19" calcext:value-type="float">
            <text:p>-19</text:p>
          </table:table-cell>
          <table:table-cell table:style-name="ce46" table:formula="of:=[.$G$21]-[.F54]" office:value-type="float" office:value="-131053" calcext:value-type="float">
            <text:p>-13105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3" calcext:value-type="float">
            <text:p>103</text:p>
          </table:table-cell>
          <table:table-cell table:style-name="ce50" table:formula="of:=COM.MICROSOFT.CONCAT([.K54:.M54])" office:value-type="string" office:string-value="200000103" calcext:value-type="string">
            <text:p>200000103</text:p>
          </table:table-cell>
          <table:table-cell table:style-name="ce46"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45" office:value-type="string" calcext:value-type="string">
            <text:p>( -- R2 )</text:p>
          </table:table-cell>
          <table:table-cell table:style-name="ce45" office:value-type="string" calcext:value-type="string">
            <text:p>Pushes register R2 on the data stack</text:p>
          </table:table-cell>
          <table:table-cell table:style-name="ce46" office:value-type="string" calcext:value-type="string">
            <text:p>Register Read</text:p>
          </table:table-cell>
          <table:table-cell table:style-name="ce46" office:value-type="float" office:value="-20" calcext:value-type="float">
            <text:p>-20</text:p>
          </table:table-cell>
          <table:table-cell table:style-name="ce46" table:formula="of:=[.$G$21]-[.F55]" office:value-type="float" office:value="-131052" calcext:value-type="float">
            <text:p>-13105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0" calcext:value-type="float">
            <text:p>110</text:p>
          </table:table-cell>
          <table:table-cell table:style-name="ce50" table:formula="of:=COM.MICROSOFT.CONCAT([.K55:.M55])" office:value-type="string" office:string-value="200000110" calcext:value-type="string">
            <text:p>200000110</text:p>
          </table:table-cell>
          <table:table-cell table:style-name="ce46"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45" office:value-type="string" calcext:value-type="string">
            <text:p>( -- R3 )</text:p>
          </table:table-cell>
          <table:table-cell table:style-name="ce45" office:value-type="string" calcext:value-type="string">
            <text:p>Pushes register R3 on the data stack</text:p>
          </table:table-cell>
          <table:table-cell table:style-name="ce46" office:value-type="string" calcext:value-type="string">
            <text:p>Register Read</text:p>
          </table:table-cell>
          <table:table-cell table:style-name="ce46" office:value-type="float" office:value="-21" calcext:value-type="float">
            <text:p>-21</text:p>
          </table:table-cell>
          <table:table-cell table:style-name="ce46" table:formula="of:=[.$G$21]-[.F56]" office:value-type="float" office:value="-131051" calcext:value-type="float">
            <text:p>-13105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1" calcext:value-type="float">
            <text:p>111</text:p>
          </table:table-cell>
          <table:table-cell table:style-name="ce50" table:formula="of:=COM.MICROSOFT.CONCAT([.K56:.M56])" office:value-type="string" office:string-value="200000111" calcext:value-type="string">
            <text:p>200000111</text:p>
          </table:table-cell>
          <table:table-cell table:style-name="ce46"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45" office:value-type="string" calcext:value-type="string">
            <text:p>( -- R4 )</text:p>
          </table:table-cell>
          <table:table-cell table:style-name="ce45" office:value-type="string" calcext:value-type="string">
            <text:p>Pushes register R4 on the data stack</text:p>
          </table:table-cell>
          <table:table-cell table:style-name="ce46" office:value-type="string" calcext:value-type="string">
            <text:p>Register Read</text:p>
          </table:table-cell>
          <table:table-cell table:style-name="ce46" office:value-type="float" office:value="-22" calcext:value-type="float">
            <text:p>-22</text:p>
          </table:table-cell>
          <table:table-cell table:style-name="ce46" table:formula="of:=[.$G$21]-[.F57]" office:value-type="float" office:value="-131050" calcext:value-type="float">
            <text:p>-13105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2" calcext:value-type="float">
            <text:p>112</text:p>
          </table:table-cell>
          <table:table-cell table:style-name="ce50" table:formula="of:=COM.MICROSOFT.CONCAT([.K57:.M57])" office:value-type="string" office:string-value="200000112" calcext:value-type="string">
            <text:p>200000112</text:p>
          </table:table-cell>
          <table:table-cell table:style-name="ce46"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45" office:value-type="string" calcext:value-type="string">
            <text:p>( -- R5 )</text:p>
          </table:table-cell>
          <table:table-cell table:style-name="ce45" office:value-type="string" calcext:value-type="string">
            <text:p>Pushes register R5 on the data stack</text:p>
          </table:table-cell>
          <table:table-cell table:style-name="ce46" office:value-type="string" calcext:value-type="string">
            <text:p>Register Read</text:p>
          </table:table-cell>
          <table:table-cell table:style-name="ce46" office:value-type="float" office:value="-23" calcext:value-type="float">
            <text:p>-23</text:p>
          </table:table-cell>
          <table:table-cell table:style-name="ce46" table:formula="of:=[.$G$21]-[.F58]" office:value-type="float" office:value="-131049" calcext:value-type="float">
            <text:p>-13104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3" calcext:value-type="float">
            <text:p>113</text:p>
          </table:table-cell>
          <table:table-cell table:style-name="ce50" table:formula="of:=COM.MICROSOFT.CONCAT([.K58:.M58])" office:value-type="string" office:string-value="200000113" calcext:value-type="string">
            <text:p>200000113</text:p>
          </table:table-cell>
          <table:table-cell table:style-name="ce46"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45" office:value-type="string" calcext:value-type="string">
            <text:p>( -- R6 )</text:p>
          </table:table-cell>
          <table:table-cell table:style-name="ce45" office:value-type="string" calcext:value-type="string">
            <text:p>Pushes register R6 on the data stack</text:p>
          </table:table-cell>
          <table:table-cell table:style-name="ce46" office:value-type="string" calcext:value-type="string">
            <text:p>Register Read</text:p>
          </table:table-cell>
          <table:table-cell table:style-name="ce46" office:value-type="float" office:value="-24" calcext:value-type="float">
            <text:p>-24</text:p>
          </table:table-cell>
          <table:table-cell table:style-name="ce46" table:formula="of:=[.$G$21]-[.F59]" office:value-type="float" office:value="-131048" calcext:value-type="float">
            <text:p>-13104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0" calcext:value-type="float">
            <text:p>120</text:p>
          </table:table-cell>
          <table:table-cell table:style-name="ce50" table:formula="of:=COM.MICROSOFT.CONCAT([.K59:.M59])" office:value-type="string" office:string-value="200000120" calcext:value-type="string">
            <text:p>200000120</text:p>
          </table:table-cell>
          <table:table-cell table:style-name="ce46"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45" office:value-type="string" calcext:value-type="string">
            <text:p>( -- R7 )</text:p>
          </table:table-cell>
          <table:table-cell table:style-name="ce45" office:value-type="string" calcext:value-type="string">
            <text:p>Pushes register R7 on the data stack</text:p>
          </table:table-cell>
          <table:table-cell table:style-name="ce46" office:value-type="string" calcext:value-type="string">
            <text:p>Register Read</text:p>
          </table:table-cell>
          <table:table-cell table:style-name="ce46" office:value-type="float" office:value="-25" calcext:value-type="float">
            <text:p>-25</text:p>
          </table:table-cell>
          <table:table-cell table:style-name="ce46" table:formula="of:=[.$G$21]-[.F60]" office:value-type="float" office:value="-131047" calcext:value-type="float">
            <text:p>-13104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1" calcext:value-type="float">
            <text:p>121</text:p>
          </table:table-cell>
          <table:table-cell table:style-name="ce50" table:formula="of:=COM.MICROSOFT.CONCAT([.K60:.M60])" office:value-type="string" office:string-value="200000121" calcext:value-type="string">
            <text:p>200000121</text:p>
          </table:table-cell>
          <table:table-cell table:style-name="ce46"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45" office:value-type="string" calcext:value-type="string">
            <text:p>( -- R8 )</text:p>
          </table:table-cell>
          <table:table-cell table:style-name="ce45" office:value-type="string" calcext:value-type="string">
            <text:p>Pushes register R8 on the data stack</text:p>
          </table:table-cell>
          <table:table-cell table:style-name="ce46" office:value-type="string" calcext:value-type="string">
            <text:p>Register Read</text:p>
          </table:table-cell>
          <table:table-cell table:style-name="ce46" office:value-type="float" office:value="-26" calcext:value-type="float">
            <text:p>-26</text:p>
          </table:table-cell>
          <table:table-cell table:style-name="ce46" table:formula="of:=[.$G$21]-[.F61]" office:value-type="float" office:value="-131046" calcext:value-type="float">
            <text:p>-13104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2" calcext:value-type="float">
            <text:p>122</text:p>
          </table:table-cell>
          <table:table-cell table:style-name="ce50" table:formula="of:=COM.MICROSOFT.CONCAT([.K61:.M61])" office:value-type="string" office:string-value="200000122" calcext:value-type="string">
            <text:p>200000122</text:p>
          </table:table-cell>
          <table:table-cell table:style-name="ce46"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45" office:value-type="string" calcext:value-type="string">
            <text:p>( -- R9 )</text:p>
          </table:table-cell>
          <table:table-cell table:style-name="ce45" office:value-type="string" calcext:value-type="string">
            <text:p>Pushes register R9 on the data stack</text:p>
          </table:table-cell>
          <table:table-cell table:style-name="ce46" office:value-type="string" calcext:value-type="string">
            <text:p>Register Read</text:p>
          </table:table-cell>
          <table:table-cell table:style-name="ce46" office:value-type="float" office:value="-27" calcext:value-type="float">
            <text:p>-27</text:p>
          </table:table-cell>
          <table:table-cell table:style-name="ce46" table:formula="of:=[.$G$21]-[.F62]" office:value-type="float" office:value="-131045" calcext:value-type="float">
            <text:p>-13104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3" calcext:value-type="float">
            <text:p>123</text:p>
          </table:table-cell>
          <table:table-cell table:style-name="ce50" table:formula="of:=COM.MICROSOFT.CONCAT([.K62:.M62])" office:value-type="string" office:string-value="200000123" calcext:value-type="string">
            <text:p>200000123</text:p>
          </table:table-cell>
          <table:table-cell table:style-name="ce46"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37" office:value-type="float" office:value="62" calcext:value-type="float">
            <text:p>62</text:p>
          </table:table-cell>
          <table:table-cell table:style-name="ce40" office:value-type="string" calcext:value-type="string">
            <text:p>Rn!</text:p>
          </table:table-cell>
          <table:table-cell table:style-name="ce45" office:value-type="string" calcext:value-type="string">
            <text:p>( val n -- )</text:p>
          </table:table-cell>
          <table:table-cell table:style-name="ce45" office:value-type="string" calcext:value-type="string">
            <text:p>Removes 2 items from the data stack 'n' is the register and 'val' is the value to store into register Rn. If 'n' is not 0-9 then this instruction ignores the request.</text:p>
          </table:table-cell>
          <table:table-cell table:style-name="ce46" office:value-type="string" calcext:value-type="string">
            <text:p>Register Write</text:p>
          </table:table-cell>
          <table:table-cell table:style-name="ce46" office:value-type="float" office:value="-28" calcext:value-type="float">
            <text:p>-28</text:p>
          </table:table-cell>
          <table:table-cell table:style-name="ce46" table:formula="of:=[.$G$21]-[.F63]" office:value-type="float" office:value="-131044" calcext:value-type="float">
            <text:p>-13104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0" calcext:value-type="float">
            <text:p>130</text:p>
          </table:table-cell>
          <table:table-cell table:style-name="ce50" table:formula="of:=COM.MICROSOFT.CONCAT([.K63:.M63])" office:value-type="string" office:string-value="200000130" calcext:value-type="string">
            <text:p>200000130</text:p>
          </table:table-cell>
          <table:table-cell table:style-name="ce46"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0</text:p>
          </table:table-cell>
          <table:table-cell table:style-name="ce46" office:value-type="string" calcext:value-type="string">
            <text:p>Register Write</text:p>
          </table:table-cell>
          <table:table-cell table:style-name="ce46" office:value-type="float" office:value="-29" calcext:value-type="float">
            <text:p>-29</text:p>
          </table:table-cell>
          <table:table-cell table:style-name="ce46" table:formula="of:=[.$G$21]-[.F64]" office:value-type="float" office:value="-131043" calcext:value-type="float">
            <text:p>-13104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1" calcext:value-type="float">
            <text:p>131</text:p>
          </table:table-cell>
          <table:table-cell table:style-name="ce50" table:formula="of:=COM.MICROSOFT.CONCAT([.K64:.M64])" office:value-type="string" office:string-value="200000131" calcext:value-type="string">
            <text:p>200000131</text:p>
          </table:table-cell>
          <table:table-cell table:style-name="ce46"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1</text:p>
          </table:table-cell>
          <table:table-cell table:style-name="ce46" office:value-type="string" calcext:value-type="string">
            <text:p>Register Write</text:p>
          </table:table-cell>
          <table:table-cell table:style-name="ce46" office:value-type="float" office:value="-30" calcext:value-type="float">
            <text:p>-30</text:p>
          </table:table-cell>
          <table:table-cell table:style-name="ce46" table:formula="of:=[.$G$21]-[.F65]" office:value-type="float" office:value="-131042" calcext:value-type="float">
            <text:p>-13104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2" calcext:value-type="float">
            <text:p>132</text:p>
          </table:table-cell>
          <table:table-cell table:style-name="ce50" table:formula="of:=COM.MICROSOFT.CONCAT([.K65:.M65])" office:value-type="string" office:string-value="200000132" calcext:value-type="string">
            <text:p>200000132</text:p>
          </table:table-cell>
          <table:table-cell table:style-name="ce46"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2</text:p>
          </table:table-cell>
          <table:table-cell table:style-name="ce46" office:value-type="string" calcext:value-type="string">
            <text:p>Register Write</text:p>
          </table:table-cell>
          <table:table-cell table:style-name="ce46" office:value-type="float" office:value="-31" calcext:value-type="float">
            <text:p>-31</text:p>
          </table:table-cell>
          <table:table-cell table:style-name="ce46" table:formula="of:=[.$G$21]-[.F66]" office:value-type="float" office:value="-131041" calcext:value-type="float">
            <text:p>-13104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3" calcext:value-type="float">
            <text:p>133</text:p>
          </table:table-cell>
          <table:table-cell table:style-name="ce50" table:formula="of:=COM.MICROSOFT.CONCAT([.K66:.M66])" office:value-type="string" office:string-value="200000133" calcext:value-type="string">
            <text:p>200000133</text:p>
          </table:table-cell>
          <table:table-cell table:style-name="ce46"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3</text:p>
          </table:table-cell>
          <table:table-cell table:style-name="ce46" office:value-type="string" calcext:value-type="string">
            <text:p>Register Write</text:p>
          </table:table-cell>
          <table:table-cell table:style-name="ce46" office:value-type="float" office:value="-32" calcext:value-type="float">
            <text:p>-32</text:p>
          </table:table-cell>
          <table:table-cell table:style-name="ce46" table:formula="of:=[.$G$21]-[.F67]" office:value-type="float" office:value="-131040" calcext:value-type="float">
            <text:p>-13104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0" calcext:value-type="float">
            <text:p>10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0" calcext:value-type="float">
            <text:p>200</text:p>
          </table:table-cell>
          <table:table-cell table:style-name="ce50" table:formula="of:=COM.MICROSOFT.CONCAT([.K67:.M67])" office:value-type="string" office:string-value="200000200" calcext:value-type="string">
            <text:p>200000200</text:p>
          </table:table-cell>
          <table:table-cell table:style-name="ce46"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4</text:p>
          </table:table-cell>
          <table:table-cell table:style-name="ce46" office:value-type="string" calcext:value-type="string">
            <text:p>Register Write</text:p>
          </table:table-cell>
          <table:table-cell table:style-name="ce46" office:value-type="float" office:value="-33" calcext:value-type="float">
            <text:p>-33</text:p>
          </table:table-cell>
          <table:table-cell table:style-name="ce46" table:formula="of:=[.$G$21]-[.F68]" office:value-type="float" office:value="-131039" calcext:value-type="float">
            <text:p>-13103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1" calcext:value-type="float">
            <text:p>1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1" calcext:value-type="float">
            <text:p>201</text:p>
          </table:table-cell>
          <table:table-cell table:style-name="ce50" table:formula="of:=COM.MICROSOFT.CONCAT([.K68:.M68])" office:value-type="string" office:string-value="200000201" calcext:value-type="string">
            <text:p>200000201</text:p>
          </table:table-cell>
          <table:table-cell table:style-name="ce46"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5</text:p>
          </table:table-cell>
          <table:table-cell table:style-name="ce46" office:value-type="string" calcext:value-type="string">
            <text:p>Register Write</text:p>
          </table:table-cell>
          <table:table-cell table:style-name="ce46" office:value-type="float" office:value="-34" calcext:value-type="float">
            <text:p>-34</text:p>
          </table:table-cell>
          <table:table-cell table:style-name="ce46" table:formula="of:=[.$G$21]-[.F69]" office:value-type="float" office:value="-131038" calcext:value-type="float">
            <text:p>-13103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0" calcext:value-type="float">
            <text:p>1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2" calcext:value-type="float">
            <text:p>202</text:p>
          </table:table-cell>
          <table:table-cell table:style-name="ce50" table:formula="of:=COM.MICROSOFT.CONCAT([.K69:.M69])" office:value-type="string" office:string-value="200000202" calcext:value-type="string">
            <text:p>200000202</text:p>
          </table:table-cell>
          <table:table-cell table:style-name="ce46"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6</text:p>
          </table:table-cell>
          <table:table-cell table:style-name="ce46" office:value-type="string" calcext:value-type="string">
            <text:p>Register Write</text:p>
          </table:table-cell>
          <table:table-cell table:style-name="ce46" office:value-type="float" office:value="-35" calcext:value-type="float">
            <text:p>-35</text:p>
          </table:table-cell>
          <table:table-cell table:style-name="ce46" table:formula="of:=[.$G$21]-[.F70]" office:value-type="float" office:value="-131037" calcext:value-type="float">
            <text:p>-13103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1" calcext:value-type="float">
            <text:p>1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3" calcext:value-type="float">
            <text:p>203</text:p>
          </table:table-cell>
          <table:table-cell table:style-name="ce50" table:formula="of:=COM.MICROSOFT.CONCAT([.K70:.M70])" office:value-type="string" office:string-value="200000203" calcext:value-type="string">
            <text:p>200000203</text:p>
          </table:table-cell>
          <table:table-cell table:style-name="ce46"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7</text:p>
          </table:table-cell>
          <table:table-cell table:style-name="ce46" office:value-type="string" calcext:value-type="string">
            <text:p>Register Write</text:p>
          </table:table-cell>
          <table:table-cell table:style-name="ce46" office:value-type="float" office:value="-36" calcext:value-type="float">
            <text:p>-36</text:p>
          </table:table-cell>
          <table:table-cell table:style-name="ce46" table:formula="of:=[.$G$21]-[.F71]" office:value-type="float" office:value="-131036" calcext:value-type="float">
            <text:p>-13103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0" calcext:value-type="float">
            <text:p>1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0" calcext:value-type="float">
            <text:p>210</text:p>
          </table:table-cell>
          <table:table-cell table:style-name="ce50" table:formula="of:=COM.MICROSOFT.CONCAT([.K71:.M71])" office:value-type="string" office:string-value="200000210" calcext:value-type="string">
            <text:p>200000210</text:p>
          </table:table-cell>
          <table:table-cell table:style-name="ce46"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8</text:p>
          </table:table-cell>
          <table:table-cell table:style-name="ce46" office:value-type="string" calcext:value-type="string">
            <text:p>Register Write</text:p>
          </table:table-cell>
          <table:table-cell table:style-name="ce46" office:value-type="float" office:value="-37" calcext:value-type="float">
            <text:p>-37</text:p>
          </table:table-cell>
          <table:table-cell table:style-name="ce46" table:formula="of:=[.$G$21]-[.F72]" office:value-type="float" office:value="-131035" calcext:value-type="float">
            <text:p>-13103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1" calcext:value-type="float">
            <text:p>1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1" calcext:value-type="float">
            <text:p>211</text:p>
          </table:table-cell>
          <table:table-cell table:style-name="ce50" table:formula="of:=COM.MICROSOFT.CONCAT([.K72:.M72])" office:value-type="string" office:string-value="200000211" calcext:value-type="string">
            <text:p>200000211</text:p>
          </table:table-cell>
          <table:table-cell table:style-name="ce46"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9</text:p>
          </table:table-cell>
          <table:table-cell table:style-name="ce46" office:value-type="string" calcext:value-type="string">
            <text:p>Register Write</text:p>
          </table:table-cell>
          <table:table-cell table:style-name="ce46" office:value-type="float" office:value="-38" calcext:value-type="float">
            <text:p>-38</text:p>
          </table:table-cell>
          <table:table-cell table:style-name="ce46" table:formula="of:=[.$G$21]-[.F73]" office:value-type="float" office:value="-131034" calcext:value-type="float">
            <text:p>-13103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10" calcext:value-type="float">
            <text:p>1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2" calcext:value-type="float">
            <text:p>212</text:p>
          </table:table-cell>
          <table:table-cell table:style-name="ce50" table:formula="of:=COM.MICROSOFT.CONCAT([.K73:.M73])" office:value-type="string" office:string-value="200000212" calcext:value-type="string">
            <text:p>200000212</text:p>
          </table:table-cell>
          <table:table-cell table:style-name="ce46"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37" office:value-type="float" office:value="73" calcext:value-type="float">
            <text:p>73</text:p>
          </table:table-cell>
          <table:table-cell table:style-name="ce40" office:value-type="string" calcext:value-type="string">
            <text:p>sign</text:p>
          </table:table-cell>
          <table:table-cell table:style-name="ce45" office:value-type="string" calcext:value-type="string">
            <text:p>( n -- SIGN(n) )</text:p>
          </table:table-cell>
          <table:table-cell table:style-name="ce45" office:value-type="string" calcext:value-type="string">
            <text:p>Compute sign of 'n'. If n is negative, SIGN will return -1. if n is greater than 0, SIGN will return 1. If n is 0, SIGN will return 0.</text:p>
          </table:table-cell>
          <table:table-cell table:style-name="ce46" office:value-type="string" calcext:value-type="string">
            <text:p>Bit Manipulation</text:p>
          </table:table-cell>
          <table:table-cell table:style-name="ce46" office:value-type="float" office:value="33" calcext:value-type="float">
            <text:p>33</text:p>
          </table:table-cell>
          <table:table-cell table:style-name="ce46" table:formula="of:=[.$G$2]-[.F74]" office:value-type="float" office:value="131038" calcext:value-type="float">
            <text:p>13103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2" calcext:value-type="float">
            <text:p>132</text:p>
          </table:table-cell>
          <table:table-cell table:style-name="ce50" table:formula="of:=COM.MICROSOFT.CONCAT([.K74:.M74])" office:value-type="string" office:string-value="133333132" calcext:value-type="string">
            <text:p>133333132</text:p>
          </table:table-cell>
          <table:table-cell table:style-name="ce46"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45" office:value-type="string" calcext:value-type="string">
            <text:p>( a b -- n )</text:p>
          </table:table-cell>
          <table:table-cell table:style-name="ce45" office:value-type="string" calcext:value-type="string">
            <text:p>Combine two 32-bit integers 'a' and 'b' into a single value 'n'.</text:p>
          </table:table-cell>
          <table:table-cell table:style-name="ce46" office:value-type="string" calcext:value-type="string">
            <text:p>Bit Manipulation</text:p>
          </table:table-cell>
          <table:table-cell table:style-name="ce46" office:value-type="float" office:value="34" calcext:value-type="float">
            <text:p>34</text:p>
          </table:table-cell>
          <table:table-cell table:style-name="ce46" table:formula="of:=[.$G$2]-[.F75]" office:value-type="float" office:value="131037" calcext:value-type="float">
            <text:p>13103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1" calcext:value-type="float">
            <text:p>131</text:p>
          </table:table-cell>
          <table:table-cell table:style-name="ce50" table:formula="of:=COM.MICROSOFT.CONCAT([.K75:.M75])" office:value-type="string" office:string-value="133333131" calcext:value-type="string">
            <text:p>133333131</text:p>
          </table:table-cell>
          <table:table-cell table:style-name="ce46"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45" office:value-type="string" calcext:value-type="string">
            <text:p>( n -- a b )</text:p>
          </table:table-cell>
          <table:table-cell table:style-name="ce45" office:value-type="string" calcext:value-type="string">
            <text:p>Extract two 32-bit integers 'a' and 'b' from a single value 'n'.</text:p>
          </table:table-cell>
          <table:table-cell table:style-name="ce46" office:value-type="string" calcext:value-type="string">
            <text:p>Bit Manipulation</text:p>
          </table:table-cell>
          <table:table-cell table:style-name="ce46" office:value-type="float" office:value="35" calcext:value-type="float">
            <text:p>35</text:p>
          </table:table-cell>
          <table:table-cell table:style-name="ce46" table:formula="of:=[.$G$2]-[.F76]" office:value-type="float" office:value="131036" calcext:value-type="float">
            <text:p>13103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0" calcext:value-type="float">
            <text:p>130</text:p>
          </table:table-cell>
          <table:table-cell table:style-name="ce50" table:formula="of:=COM.MICROSOFT.CONCAT([.K76:.M76])" office:value-type="string" office:string-value="133333130" calcext:value-type="string">
            <text:p>133333130</text:p>
          </table:table-cell>
          <table:table-cell table:style-name="ce46"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45" office:value-type="string" calcext:value-type="string">
            <text:p>( a b c d -- n )</text:p>
          </table:table-cell>
          <table:table-cell table:style-name="ce45" office:value-type="string" calcext:value-type="string">
            <text:p>Combine four 16-bit integers 'a', 'b', 'c', and 'd' into a single value 'n'.</text:p>
          </table:table-cell>
          <table:table-cell table:style-name="ce46" office:value-type="string" calcext:value-type="string">
            <text:p>Bit Manipulation</text:p>
          </table:table-cell>
          <table:table-cell table:style-name="ce46" office:value-type="float" office:value="36" calcext:value-type="float">
            <text:p>36</text:p>
          </table:table-cell>
          <table:table-cell table:style-name="ce46" table:formula="of:=[.$G$2]-[.F77]" office:value-type="float" office:value="131035" calcext:value-type="float">
            <text:p>13103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3" calcext:value-type="float">
            <text:p>123</text:p>
          </table:table-cell>
          <table:table-cell table:style-name="ce50" table:formula="of:=COM.MICROSOFT.CONCAT([.K77:.M77])" office:value-type="string" office:string-value="133333123" calcext:value-type="string">
            <text:p>133333123</text:p>
          </table:table-cell>
          <table:table-cell table:style-name="ce46"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45" office:value-type="string" calcext:value-type="string">
            <text:p>( n -- a b c d )</text:p>
          </table:table-cell>
          <table:table-cell table:style-name="ce45" office:value-type="string" calcext:value-type="string">
            <text:p>Extract four 16-bit integers 'a', 'b', 'c', and 'd' from a single value 'n'.</text:p>
          </table:table-cell>
          <table:table-cell table:style-name="ce46" office:value-type="string" calcext:value-type="string">
            <text:p>Bit Manipulation</text:p>
          </table:table-cell>
          <table:table-cell table:style-name="ce46" office:value-type="float" office:value="37" calcext:value-type="float">
            <text:p>37</text:p>
          </table:table-cell>
          <table:table-cell table:style-name="ce46" table:formula="of:=[.$G$2]-[.F78]" office:value-type="float" office:value="131034" calcext:value-type="float">
            <text:p>13103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2" calcext:value-type="float">
            <text:p>122</text:p>
          </table:table-cell>
          <table:table-cell table:style-name="ce50" table:formula="of:=COM.MICROSOFT.CONCAT([.K78:.M78])" office:value-type="string" office:string-value="133333122" calcext:value-type="string">
            <text:p>133333122</text:p>
          </table:table-cell>
          <table:table-cell table:style-name="ce46"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45" office:value-type="string" calcext:value-type="string">
            <text:p>( x y -- r )</text:p>
          </table:table-cell>
          <table:table-cell office:value-type="string" calcext:value-type="string">
            <text:p>Move entire organism by 1 square in the up, down, left, right, or diagonal direction.</text:p>
          </table:table-cell>
          <table:table-cell office:value-type="string" calcext:value-type="string">
            <text:p>Organism_Interact</text:p>
          </table:table-cell>
          <table:table-cell office:value-type="float" office:value="38" calcext:value-type="float">
            <text:p>38</text:p>
          </table:table-cell>
          <table:table-cell table:style-name="ce46" table:formula="of:=[.$G$2]-[.F79]" office:value-type="float" office:value="131033" calcext:value-type="float">
            <text:p>13103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1" calcext:value-type="float">
            <text:p>121</text:p>
          </table:table-cell>
          <table:table-cell table:style-name="ce50" table:formula="of:=COM.MICROSOFT.CONCAT([.K79:.M79])" office:value-type="string" office:string-value="133333121" calcext:value-type="string">
            <text:p>133333121</text:p>
          </table:table-cell>
          <table:table-cell table:style-name="ce46"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45" office:value-type="string" calcext:value-type="string">
            <text:p>( n -- r )</text:p>
          </table:table-cell>
          <table:table-cell office:value-type="string" calcext:value-type="string">
            <text:p>Rotate the organism by 90 degree units around the cell that executes this instruction.</text:p>
          </table:table-cell>
          <table:table-cell office:value-type="string" calcext:value-type="string">
            <text:p>Organism_Interact</text:p>
          </table:table-cell>
          <table:table-cell office:value-type="float" office:value="39" calcext:value-type="float">
            <text:p>39</text:p>
          </table:table-cell>
          <table:table-cell table:style-name="ce46" table:formula="of:=[.$G$2]-[.F80]" office:value-type="float" office:value="131032" calcext:value-type="float">
            <text:p>13103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0" calcext:value-type="float">
            <text:p>120</text:p>
          </table:table-cell>
          <table:table-cell table:style-name="ce50" table:formula="of:=COM.MICROSOFT.CONCAT([.K80:.M80])" office:value-type="string" office:string-value="133333120" calcext:value-type="string">
            <text:p>133333120</text:p>
          </table:table-cell>
          <table:table-cell table:style-name="ce46"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45" office:value-type="string" calcext:value-type="string">
            <text:p>( x y -- r )</text:p>
          </table:table-cell>
          <table:table-cell office:value-type="string" calcext:value-type="string">
            <text:p>Move the cell that executes this instruction relative to the organism.</text:p>
          </table:table-cell>
          <table:table-cell office:value-type="string" calcext:value-type="string">
            <text:p>Organism_Interact</text:p>
          </table:table-cell>
          <table:table-cell office:value-type="float" office:value="40" calcext:value-type="float">
            <text:p>40</text:p>
          </table:table-cell>
          <table:table-cell table:style-name="ce46" table:formula="of:=[.$G$2]-[.F81]" office:value-type="float" office:value="131031" calcext:value-type="float">
            <text:p>13103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3" calcext:value-type="float">
            <text:p>113</text:p>
          </table:table-cell>
          <table:table-cell table:style-name="ce50" table:formula="of:=COM.MICROSOFT.CONCAT([.K81:.M81])" office:value-type="string" office:string-value="133333113" calcext:value-type="string">
            <text:p>133333113</text:p>
          </table:table-cell>
          <table:table-cell table:style-name="ce46"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45" office:value-type="string" calcext:value-type="string">
            <text:p>( x y -- r )</text:p>
          </table:table-cell>
          <table:table-cell office:value-type="string" calcext:value-type="string">
            <text:p>Add a new cell to this organism. How a single cell becomes multi-cellular.</text:p>
          </table:table-cell>
          <table:table-cell office:value-type="string" calcext:value-type="string">
            <text:p>Organism_Interact</text:p>
          </table:table-cell>
          <table:table-cell office:value-type="float" office:value="41" calcext:value-type="float">
            <text:p>41</text:p>
          </table:table-cell>
          <table:table-cell table:style-name="ce46" table:formula="of:=[.$G$2]-[.F82]" office:value-type="float" office:value="131030" calcext:value-type="float">
            <text:p>13103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2" calcext:value-type="float">
            <text:p>112</text:p>
          </table:table-cell>
          <table:table-cell table:style-name="ce50" table:formula="of:=COM.MICROSOFT.CONCAT([.K82:.M82])" office:value-type="string" office:string-value="133333112" calcext:value-type="string">
            <text:p>133333112</text:p>
          </table:table-cell>
          <table:table-cell table:style-name="ce46"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office:value-type="float" office:value="-1" calcext:value-type="float">
            <text:p>-1</text:p>
          </table:table-cell>
          <table:table-cell table:number-columns-repeated="997"/>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45" office:value-type="string" calcext:value-type="string">
            <text:p>( x y e -- r )</text:p>
          </table:table-cell>
          <table:table-cell office:value-type="string" calcext:value-type="string">
            <text:p>Create new spore (or fertilize an existing spore).</text:p>
          </table:table-cell>
          <table:table-cell office:value-type="string" calcext:value-type="string">
            <text:p>Organism_Interact</text:p>
          </table:table-cell>
          <table:table-cell office:value-type="float" office:value="42" calcext:value-type="float">
            <text:p>42</text:p>
          </table:table-cell>
          <table:table-cell table:style-name="ce46" table:formula="of:=[.$G$2]-[.F83]" office:value-type="float" office:value="131029" calcext:value-type="float">
            <text:p>13102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1" calcext:value-type="float">
            <text:p>111</text:p>
          </table:table-cell>
          <table:table-cell table:style-name="ce50" table:formula="of:=COM.MICROSOFT.CONCAT([.K83:.M83])" office:value-type="string" office:string-value="133333111" calcext:value-type="string">
            <text:p>133333111</text:p>
          </table:table-cell>
          <table:table-cell table:style-name="ce46"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office:value-type="float" office:value="-1" calcext:value-type="float">
            <text:p>-1</text:p>
          </table:table-cell>
          <table:table-cell table:number-columns-repeated="997"/>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45" office:value-type="string" calcext:value-type="string">
            <text:p>( x y -- n )</text:p>
          </table:table-cell>
          <table:table-cell office:value-type="string" calcext:value-type="string">
            <text:p>Eat stuff at (x, y) from this cell. Return 'n' the amount of energy eaten.</text:p>
          </table:table-cell>
          <table:table-cell office:value-type="string" calcext:value-type="string">
            <text:p>Organism_Interact</text:p>
          </table:table-cell>
          <table:table-cell office:value-type="float" office:value="43" calcext:value-type="float">
            <text:p>43</text:p>
          </table:table-cell>
          <table:table-cell table:style-name="ce46" table:formula="of:=[.$G$2]-[.F84]" office:value-type="float" office:value="131028" calcext:value-type="float">
            <text:p>13102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0" calcext:value-type="float">
            <text:p>110</text:p>
          </table:table-cell>
          <table:table-cell table:style-name="ce50" table:formula="of:=COM.MICROSOFT.CONCAT([.K84:.M84])" office:value-type="string" office:string-value="133333110" calcext:value-type="string">
            <text:p>133333110</text:p>
          </table:table-cell>
          <table:table-cell table:style-name="ce46"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office:value-type="float" office:value="1" calcext:value-type="float">
            <text:p>1</text:p>
          </table:table-cell>
          <table:table-cell table:number-columns-repeated="997"/>
        </table:table-row>
        <table:table-row table:style-name="ro3">
          <table:table-cell table:style-name="ce37" office:value-type="float" office:value="84" calcext:value-type="float">
            <text:p>84</text:p>
          </table:table-cell>
          <table:table-cell table:style-name="ce42" office:value-type="string" calcext:value-type="string">
            <text:p>LOOK</text:p>
          </table:table-cell>
          <table:table-cell table:style-name="ce45" office:value-type="string" calcext:value-type="string">
            <text:p>( x y -- what where )</text:p>
          </table:table-cell>
          <table:table-cell office:value-type="string" calcext:value-type="string">
            <text:p>Look along a normalized (x, y) direction vector. Return the thing it found, and the distance.</text:p>
            <text:p>A LOOK operation using the vector (0, 0) returns a what=0, where=0.  </text:p>
          </table:table-cell>
          <table:table-cell office:value-type="string" calcext:value-type="string">
            <text:p>Organism_Vision</text:p>
          </table:table-cell>
          <table:table-cell office:value-type="float" office:value="-39" calcext:value-type="float">
            <text:p>-39</text:p>
          </table:table-cell>
          <table:table-cell table:style-name="ce46" table:formula="of:=[.$G$21]-[.F85]" office:value-type="float" office:value="-131033" calcext:value-type="float">
            <text:p>-13103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0111" calcext:value-type="float">
            <text:p>1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3" calcext:value-type="float">
            <text:p>213</text:p>
          </table:table-cell>
          <table:table-cell table:style-name="ce50" table:formula="of:=COM.MICROSOFT.CONCAT([.K85:.M85])" office:value-type="string" office:string-value="200000213" calcext:value-type="string">
            <text:p>200000213</text:p>
          </table:table-cell>
          <table:table-cell table:style-name="ce46"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office:value-type="float" office:value="0" calcext:value-type="float">
            <text:p>0</text:p>
          </table:table-cell>
          <table:table-cell table:number-columns-repeated="997"/>
        </table:table-row>
        <table:table-row table:style-name="ro3">
          <table:table-cell table:style-name="ce37" office:value-type="float" office:value="85" calcext:value-type="float">
            <text:p>85</text:p>
          </table:table-cell>
          <table:table-cell table:style-name="ce42" office:value-type="string" calcext:value-type="string">
            <text:p>WHAT</text:p>
          </table:table-cell>
          <table:table-cell office:value-type="string" calcext:value-type="string">
            <text:p>( x y -- what )</text:p>
          </table:table-cell>
          <table:table-cell office:value-type="string" calcext:value-type="string">
            <text:p>WHAT returns the type of thing seen along a direction vector. It is a shorthand for these instructions: LOOK pop</text:p>
            <text:p>The 'what' values are powers of 2, which allows them to be OR'd together for form a search mask (see NEAREST and FARTHEST).  </text:p>
          </table:table-cell>
          <table:table-cell office:value-type="string" calcext:value-type="string">
            <text:p>Organism_Vision</text:p>
          </table:table-cell>
          <table:table-cell office:value-type="float" office:value="-40" calcext:value-type="float">
            <text:p>-40</text:p>
          </table:table-cell>
          <table:table-cell table:style-name="ce46" table:formula="of:=[.$G$21]-[.F86]" office:value-type="float" office:value="-131032" calcext:value-type="float">
            <text:p>-13103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0" calcext:value-type="float">
            <text:p>1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0" calcext:value-type="float">
            <text:p>220</text:p>
          </table:table-cell>
          <table:table-cell table:style-name="ce50" table:formula="of:=COM.MICROSOFT.CONCAT([.K86:.M86])" office:value-type="string" office:string-value="200000220" calcext:value-type="string">
            <text:p>200000220</text:p>
          </table:table-cell>
          <table:table-cell table:style-name="ce46"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office:value-type="string" calcext:value-type="string">
            <text:p>( x y -- where )</text:p>
          </table:table-cell>
          <table:table-cell office:value-type="string" calcext:value-type="string">
            <text:p>WHERE returns the distance to something along a direction vector. It is a shorthand for these instructions: LOOK swap pop</text:p>
          </table:table-cell>
          <table:table-cell office:value-type="string" calcext:value-type="string">
            <text:p>Organism_Vision</text:p>
          </table:table-cell>
          <table:table-cell office:value-type="float" office:value="-41" calcext:value-type="float">
            <text:p>-41</text:p>
          </table:table-cell>
          <table:table-cell table:style-name="ce46" table:formula="of:=[.$G$21]-[.F87]" office:value-type="float" office:value="-131031" calcext:value-type="float">
            <text:p>-13103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1" calcext:value-type="float">
            <text:p>1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1" calcext:value-type="float">
            <text:p>221</text:p>
          </table:table-cell>
          <table:table-cell table:style-name="ce50" table:formula="of:=COM.MICROSOFT.CONCAT([.K87:.M87])" office:value-type="string" office:string-value="200000221" calcext:value-type="string">
            <text:p>200000221</text:p>
          </table:table-cell>
          <table:table-cell table:style-name="ce46"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smallest distance (and matches a 'mask' value which is an OR'ing of 'what' values).</text:p>
          </table:table-cell>
          <table:table-cell office:value-type="string" calcext:value-type="string">
            <text:p>Organism_Vision</text:p>
          </table:table-cell>
          <table:table-cell office:value-type="float" office:value="-42" calcext:value-type="float">
            <text:p>-42</text:p>
          </table:table-cell>
          <table:table-cell table:style-name="ce46" table:formula="of:=[.$G$21]-[.F88]" office:value-type="float" office:value="-131030" calcext:value-type="float">
            <text:p>-13103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0" calcext:value-type="float">
            <text:p>1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2" calcext:value-type="float">
            <text:p>222</text:p>
          </table:table-cell>
          <table:table-cell table:style-name="ce50" table:formula="of:=COM.MICROSOFT.CONCAT([.K88:.M88])" office:value-type="string" office:string-value="200000222" calcext:value-type="string">
            <text:p>200000222</text:p>
          </table:table-cell>
          <table:table-cell table:style-name="ce46"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office:value-type="float" office:value="0" calcext:value-type="float">
            <text:p>0</text:p>
          </table:table-cell>
          <table:table-cell table:number-columns-repeated="997"/>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largest distance (and matches a 'mask' value).</text:p>
          </table:table-cell>
          <table:table-cell office:value-type="string" calcext:value-type="string">
            <text:p>Organism_Vision</text:p>
          </table:table-cell>
          <table:table-cell office:value-type="float" office:value="-43" calcext:value-type="float">
            <text:p>-43</text:p>
          </table:table-cell>
          <table:table-cell table:style-name="ce46" table:formula="of:=[.$G$21]-[.F89]" office:value-type="float" office:value="-131029" calcext:value-type="float">
            <text:p>-13102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1" calcext:value-type="float">
            <text:p>1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3" calcext:value-type="float">
            <text:p>223</text:p>
          </table:table-cell>
          <table:table-cell table:style-name="ce50" table:formula="of:=COM.MICROSOFT.CONCAT([.K89:.M89])" office:value-type="string" office:string-value="200000223" calcext:value-type="string">
            <text:p>200000223</text:p>
          </table:table-cell>
          <table:table-cell table:style-name="ce46"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4" calcext:value-type="float">
            <text:p>-44</text:p>
          </table:table-cell>
          <table:table-cell table:style-name="ce46" table:formula="of:=[.$G$21]-[.F90]" office:value-type="float" office:value="-131028" calcext:value-type="float">
            <text:p>-13102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0" calcext:value-type="float">
            <text:p>1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0" calcext:value-type="float">
            <text:p>230</text:p>
          </table:table-cell>
          <table:table-cell table:style-name="ce50" table:formula="of:=COM.MICROSOFT.CONCAT([.K90:.M90])" office:value-type="string" office:string-value="200000230" calcext:value-type="string">
            <text:p>200000230</text:p>
          </table:table-cell>
          <table:table-cell table:style-name="ce46"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office:value-type="float" office:value="0" calcext:value-type="float">
            <text:p>0</text:p>
          </table:table-cell>
          <table:table-cell table:number-columns-repeated="997"/>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5" calcext:value-type="float">
            <text:p>-45</text:p>
          </table:table-cell>
          <table:table-cell table:style-name="ce46" table:formula="of:=[.$G$21]-[.F91]" office:value-type="float" office:value="-131027" calcext:value-type="float">
            <text:p>-13102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1" calcext:value-type="float">
            <text:p>1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1" calcext:value-type="float">
            <text:p>231</text:p>
          </table:table-cell>
          <table:table-cell table:style-name="ce50" table:formula="of:=COM.MICROSOFT.CONCAT([.K91:.M91])" office:value-type="string" office:string-value="200000231" calcext:value-type="string">
            <text:p>200000231</text:p>
          </table:table-cell>
          <table:table-cell table:style-name="ce46"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office:value-type="float" office:value="0" calcext:value-type="float">
            <text:p>0</text:p>
          </table:table-cell>
          <table:table-cell table:number-columns-repeated="997"/>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office:value-type="string" calcext:value-type="string">
            <text:p>( x y -- m )</text:p>
          </table:table-cell>
          <table:table-cell office:value-type="string" calcext:value-type="string">
            <text:p>Every cell has its own "MOOD" register. This instruction queries another cell using an (x, y) vector. This vector is not normalized which allows the cell to query any other cell within its own organism (not just adjacent cells).</text:p>
          </table:table-cell>
          <table:table-cell office:value-type="string" calcext:value-type="string">
            <text:p>Organism_Cells</text:p>
          </table:table-cell>
          <table:table-cell office:value-type="float" office:value="44" calcext:value-type="float">
            <text:p>44</text:p>
          </table:table-cell>
          <table:table-cell table:style-name="ce46" table:formula="of:=[.$G$2]-[.F92]" office:value-type="float" office:value="131027" calcext:value-type="float">
            <text:p>13102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3" calcext:value-type="float">
            <text:p>103</text:p>
          </table:table-cell>
          <table:table-cell table:style-name="ce50" table:formula="of:=COM.MICROSOFT.CONCAT([.K92:.M92])" office:value-type="string" office:string-value="133333103" calcext:value-type="string">
            <text:p>133333103</text:p>
          </table:table-cell>
          <table:table-cell table:style-name="ce46"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office:value-type="string" calcext:value-type="string">
            <text:p>( m -- )</text:p>
          </table:table-cell>
          <table:table-cell office:value-type="string" calcext:value-type="string">
            <text:p>The cell executing this instruction will set its own mood register. It is not possible to set others. The purpose of the mood register is for a cell it advertise its "mood" to other cells in the organism.</text:p>
          </table:table-cell>
          <table:table-cell office:value-type="string" calcext:value-type="string">
            <text:p>Organism_Cells</text:p>
          </table:table-cell>
          <table:table-cell office:value-type="float" office:value="45" calcext:value-type="float">
            <text:p>45</text:p>
          </table:table-cell>
          <table:table-cell table:style-name="ce46" table:formula="of:=[.$G$2]-[.F93]" office:value-type="float" office:value="131026" calcext:value-type="float">
            <text:p>13102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2" calcext:value-type="float">
            <text:p>102</text:p>
          </table:table-cell>
          <table:table-cell table:style-name="ce50" table:formula="of:=COM.MICROSOFT.CONCAT([.K93:.M93])" office:value-type="string" office:string-value="133333102" calcext:value-type="string">
            <text:p>133333102</text:p>
          </table:table-cell>
          <table:table-cell table:style-name="ce46"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office:value-type="string" calcext:value-type="string">
            <text:p>( m -- )</text:p>
          </table:table-cell>
          <table:table-cell office:value-type="string" calcext:value-type="string">
            <text:p>This instruction takes the value off of the top of the data stack and sets the message register for every cell in our organism.</text:p>
          </table:table-cell>
          <table:table-cell office:value-type="string" calcext:value-type="string">
            <text:p>Organism_Cells</text:p>
          </table:table-cell>
          <table:table-cell office:value-type="float" office:value="46" calcext:value-type="float">
            <text:p>46</text:p>
          </table:table-cell>
          <table:table-cell table:style-name="ce46" table:formula="of:=[.$G$2]-[.F94]" office:value-type="float" office:value="131025" calcext:value-type="float">
            <text:p>13102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1" calcext:value-type="float">
            <text:p>101</text:p>
          </table:table-cell>
          <table:table-cell table:style-name="ce50" table:formula="of:=COM.MICROSOFT.CONCAT([.K94:.M94])" office:value-type="string" office:string-value="133333101" calcext:value-type="string">
            <text:p>133333101</text:p>
          </table:table-cell>
          <table:table-cell table:style-name="ce46"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office:value-type="string" calcext:value-type="string">
            <text:p>( m x y -- )</text:p>
          </table:table-cell>
          <table:table-cell office:value-type="string" calcext:value-type="string">
            <text:p>This instruction takes 3 arguments. An (x, y) vector and a value 'm'. The vector is NOT normalized so that the cell can send a message 'm' to any other cell in the same organism (not just adjacent cells).</text:p>
          </table:table-cell>
          <table:table-cell office:value-type="string" calcext:value-type="string">
            <text:p>Organism_Cells</text:p>
          </table:table-cell>
          <table:table-cell office:value-type="float" office:value="47" calcext:value-type="float">
            <text:p>47</text:p>
          </table:table-cell>
          <table:table-cell table:style-name="ce46" table:formula="of:=[.$G$2]-[.F95]" office:value-type="float" office:value="131024" calcext:value-type="float">
            <text:p>13102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0" calcext:value-type="float">
            <text:p>100</text:p>
          </table:table-cell>
          <table:table-cell table:style-name="ce50" table:formula="of:=COM.MICROSOFT.CONCAT([.K95:.M95])" office:value-type="string" office:string-value="133333100" calcext:value-type="string">
            <text:p>133333100</text:p>
          </table:table-cell>
          <table:table-cell table:style-name="ce46"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office:value-type="string" calcext:value-type="string">
            <text:p>( -- m )</text:p>
          </table:table-cell>
          <table:table-cell office:value-type="string" calcext:value-type="string">
            <text:p>The RECV instruction just pushes a copy of our message register on top of the data stack.</text:p>
          </table:table-cell>
          <table:table-cell office:value-type="string" calcext:value-type="string">
            <text:p>Organism_Cells</text:p>
          </table:table-cell>
          <table:table-cell office:value-type="float" office:value="48" calcext:value-type="float">
            <text:p>48</text:p>
          </table:table-cell>
          <table:table-cell table:style-name="ce46" table:formula="of:=[.$G$2]-[.F96]" office:value-type="float" office:value="131023" calcext:value-type="float">
            <text:p>13102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3</text:p>
          </table:table-cell>
          <table:table-cell table:style-name="ce50" table:formula="of:=COM.MICROSOFT.CONCAT([.K96:.M96])" office:value-type="string" office:string-value="133333033" calcext:value-type="string">
            <text:p>133333033</text:p>
          </table:table-cell>
          <table:table-cell table:style-name="ce46"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office:value-type="string" calcext:value-type="string">
            <text:p>( -- e )</text:p>
          </table:table-cell>
          <table:table-cell office:value-type="string" calcext:value-type="string">
            <text:p>Fetch the organisms "energy" field and place it on our data stack. Please be aware that putting something on the data stack requires 1 unit of energy. So the value placed on the data stack is BEFORE the simulator subtracts 1 unit of energy for the data stack entry.</text:p>
          </table:table-cell>
          <table:table-cell office:value-type="string" calcext:value-type="string">
            <text:p>Organism_Self</text:p>
          </table:table-cell>
          <table:table-cell office:value-type="float" office:value="-46" calcext:value-type="float">
            <text:p>-46</text:p>
          </table:table-cell>
          <table:table-cell table:style-name="ce46" table:formula="of:=[.$G$21]-[.F97]" office:value-type="float" office:value="-131026" calcext:value-type="float">
            <text:p>-13102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0" calcext:value-type="float">
            <text:p>1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2" calcext:value-type="float">
            <text:p>232</text:p>
          </table:table-cell>
          <table:table-cell table:style-name="ce50" table:formula="of:=COM.MICROSOFT.CONCAT([.K97:.M97])" office:value-type="string" office:string-value="200000232" calcext:value-type="string">
            <text:p>200000232</text:p>
          </table:table-cell>
          <table:table-cell table:style-name="ce46"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office:value-type="float" office:value="0" calcext:value-type="float">
            <text:p>0</text:p>
          </table:table-cell>
          <table:table-cell table:number-columns-repeated="997"/>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office:value-type="string" calcext:value-type="string">
            <text:p>( -- a )</text:p>
          </table:table-cell>
          <table:table-cell office:value-type="string" calcext:value-type="string">
            <text:p>Fetch the organisms "age" field (which is the number of elapsed simulation step) and push this value on our data stack.</text:p>
          </table:table-cell>
          <table:table-cell office:value-type="string" calcext:value-type="string">
            <text:p>Organism_Self</text:p>
          </table:table-cell>
          <table:table-cell office:value-type="float" office:value="-47" calcext:value-type="float">
            <text:p>-47</text:p>
          </table:table-cell>
          <table:table-cell table:style-name="ce46" table:formula="of:=[.$G$21]-[.F98]" office:value-type="float" office:value="-131025" calcext:value-type="float">
            <text:p>-13102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1" calcext:value-type="float">
            <text:p>1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3" calcext:value-type="float">
            <text:p>233</text:p>
          </table:table-cell>
          <table:table-cell table:style-name="ce50" table:formula="of:=COM.MICROSOFT.CONCAT([.K98:.M98])" office:value-type="string" office:string-value="200000233" calcext:value-type="string">
            <text:p>200000233</text:p>
          </table:table-cell>
          <table:table-cell table:style-name="ce46"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office:value-type="string" calcext:value-type="string">
            <text:p>( -- n )</text:p>
          </table:table-cell>
          <table:table-cell office:value-type="string" calcext:value-type="string">
            <text:p>Push the number of cells that comprise this organism on our data stack.</text:p>
          </table:table-cell>
          <table:table-cell office:value-type="string" calcext:value-type="string">
            <text:p>Organism_Self</text:p>
          </table:table-cell>
          <table:table-cell office:value-type="float" office:value="-48" calcext:value-type="float">
            <text:p>-48</text:p>
          </table:table-cell>
          <table:table-cell table:style-name="ce46" table:formula="of:=[.$G$21]-[.F99]" office:value-type="float" office:value="-131024" calcext:value-type="float">
            <text:p>-13102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0" calcext:value-type="float">
            <text:p>1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0" calcext:value-type="float">
            <text:p>300</text:p>
          </table:table-cell>
          <table:table-cell table:style-name="ce50" table:formula="of:=COM.MICROSOFT.CONCAT([.K99:.M99])" office:value-type="string" office:string-value="200000300" calcext:value-type="string">
            <text:p>200000300</text:p>
          </table:table-cell>
          <table:table-cell table:style-name="ce46"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office:value-type="float" office:value="0" calcext:value-type="float">
            <text:p>0</text:p>
          </table:table-cell>
          <table:table-cell table:number-columns-repeated="997"/>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office:value-type="string" calcext:value-type="string">
            <text:p>( x y -- r )</text:p>
          </table:table-cell>
          <table:table-cell office:value-type="string" calcext:value-type="string">
            <text:p>Find if cell at offset, then check if cell belongs to organism.</text:p>
          </table:table-cell>
          <table:table-cell office:value-type="string" calcext:value-type="string">
            <text:p>Organism_Self</text:p>
          </table:table-cell>
          <table:table-cell office:value-type="float" office:value="-49" calcext:value-type="float">
            <text:p>-49</text:p>
          </table:table-cell>
          <table:table-cell table:style-name="ce46" table:formula="of:=[.$G$21]-[.F100]" office:value-type="float" office:value="-131023" calcext:value-type="float">
            <text:p>-13102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1" calcext:value-type="float">
            <text:p>1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1" calcext:value-type="float">
            <text:p>301</text:p>
          </table:table-cell>
          <table:table-cell table:style-name="ce50" table:formula="of:=COM.MICROSOFT.CONCAT([.K100:.M100])" office:value-type="string" office:string-value="200000301" calcext:value-type="string">
            <text:p>200000301</text:p>
          </table:table-cell>
          <table:table-cell table:style-name="ce46"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office:value-type="float" office:value="0" calcext:value-type="float">
            <text:p>0</text:p>
          </table:table-cell>
          <table:table-cell table:number-columns-repeated="997"/>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6" table:formula="of:=[.$G$21]-[.F101]" office:value-type="float" office:value="-131022" calcext:value-type="float">
            <text:p>-13102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10" calcext:value-type="float">
            <text:p>1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2" calcext:value-type="float">
            <text:p>302</text:p>
          </table:table-cell>
          <table:table-cell table:style-name="ce50" table:formula="of:=COM.MICROSOFT.CONCAT([.K101:.M101])" office:value-type="string" office:string-value="200000302" calcext:value-type="string">
            <text:p>200000302</text:p>
          </table:table-cell>
          <table:table-cell table:style-name="ce46"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6" table:formula="of:=[.$G$2]-[.F102]" office:value-type="float" office:value="131022" calcext:value-type="float">
            <text:p>13102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2</text:p>
          </table:table-cell>
          <table:table-cell table:style-name="ce50" table:formula="of:=COM.MICROSOFT.CONCAT([.K102:.M102])" office:value-type="string" office:string-value="133333032" calcext:value-type="string">
            <text:p>133333032</text:p>
          </table:table-cell>
          <table:table-cell table:style-name="ce46"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office:forms form:automatic-focus="false" form:apply-design-mode="false"/>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8"/>
        <table:table-column table:style-name="co9" table:number-columns-repeated="2" table:default-cell-style-name="ce38"/>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0" calcext:value-type="float">
            <text:p>0</text:p>
          </table:table-cell>
          <table:table-cell office:value-type="string" calcext:value-type="string">
            <text:p>-</text:p>
          </table:table-cell>
        </table:table-row>
      </table:table>
      <table:table table:name="char_1" table:style-name="ta1">
        <office:forms form:automatic-focus="false" form:apply-design-mode="false"/>
        <table:table-column table:style-name="co9" table:number-columns-repeated="6" table:default-cell-style-name="Default"/>
        <table:table-row table:style-name="ro4">
          <table:table-cell table:style-name="ce53"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53"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53"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53"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53"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53"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53"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53"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53"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53"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53"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53"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53"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53"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53"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53"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53"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53"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53"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53"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53"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53"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53"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53"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53"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53"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53"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53"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53"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53"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53"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53"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53"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53"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53"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53"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53"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53"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53"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53"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53"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53"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53"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53"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53"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53"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53"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53"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53"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53"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53"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53"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53"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53"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53"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53"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53"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53"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53"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53"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53"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53"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53"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53"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53"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53"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53"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53"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53"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53"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53"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53"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53"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53"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53"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53"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53"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53"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53"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office:forms form:automatic-focus="false" form:apply-design-mode="false"/>
        <table:table-column table:style-name="co11" table:number-columns-repeated="2" table:default-cell-style-name="ce53"/>
        <table:table-column table:style-name="co12" table:default-cell-style-name="Default"/>
        <table:table-column table:style-name="co9" table:number-columns-repeated="4" table:default-cell-style-name="Default"/>
        <table:table-row table:style-name="ro4">
          <table:table-cell office:value-type="string" calcext:value-type="string">
            <text:p>Set</text:p>
          </table:table-cell>
          <table:table-cell table:style-name="ce54" office:value-type="string" calcext:value-type="string">
            <text:p>#</text:p>
          </table:table-cell>
          <table:table-cell table:style-name="ce53" office:value-type="string" calcext:value-type="string">
            <text:p>Purpose</text:p>
          </table:table-cell>
          <table:table-cell table:style-name="ce53" office:value-type="string" calcext:value-type="string">
            <text:p>Simulation</text:p>
          </table:table-cell>
          <table:table-cell table:style-name="ce53" office:value-type="string" calcext:value-type="string">
            <text:p>Findings</text:p>
          </table:table-cell>
          <table:table-cell table:number-columns-repeated="2"/>
        </table:table-row>
        <table:table-row table:style-name="ro4">
          <table:table-cell office:value-type="float" office:value="1" calcext:value-type="float">
            <text:p>1</text:p>
          </table:table-cell>
          <table:table-cell table:style-name="ce54"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table:style-name="ce54"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table:style-name="ce54"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table:style-name="ce54"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table:style-name="ce54"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table:style-name="ce54"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1" calcext:value-type="float">
            <text:p>11</text:p>
          </table:table-cell>
          <table:table-cell office:value-type="string" calcext:value-type="string">
            <text:p><text:span text:style-name="T2">Test timestep=10000, </text:span>interval=10000, 15s to complete but final step=2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4" calcext:value-type="float">
            <text:p>14</text:p>
          </table:table-cell>
          <table:table-cell office:value-type="string" calcext:value-type="string">
            <text:p><text:span text:style-name="T2">Test timestep=10000, </text:span>interval=1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1" calcext:value-type="float">
            <text:p>21</text:p>
          </table:table-cell>
          <table:table-cell office:value-type="string" calcext:value-type="string">
            <text:p><text:span text:style-name="T2">Test determinism: </text:span>timestep=10000, interval=2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2" calcext:value-type="float">
            <text:p>22</text:p>
          </table:table-cell>
          <table:table-cell office:value-type="string" calcext:value-type="string">
            <text:p><text:span text:style-name="T2">Test determinism: </text:span>timestep=10000, interval=1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3" calcext:value-type="float">
            <text:p>23</text:p>
          </table:table-cell>
          <table:table-cell office:value-type="string" calcext:value-type="string">
            <text:p><text:span text:style-name="T2">Test determinism: </text:span>timestep=10000, interval=1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4" calcext:value-type="float">
            <text:p>24</text:p>
          </table:table-cell>
          <table:table-cell office:value-type="string" calcext:value-type="string">
            <text:p><text:span text:style-name="T2">Test determinism: </text:span>timestep=10000, interval=2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5" calcext:value-type="float">
            <text:p>25</text:p>
          </table:table-cell>
          <table:table-cell office:value-type="string" calcext:value-type="string">
            <text:p><text:span text:style-name="T2">Test determinism: </text:span>timestep=10000, interval=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6" calcext:value-type="float">
            <text:p>26</text:p>
          </table:table-cell>
          <table:table-cell office:value-type="string" calcext:value-type="string">
            <text:p><text:span text:style-name="T2">Test determinism: </text:span>timestep=10000, interval=1000, start_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7" calcext:value-type="float">
            <text:p>27</text:p>
          </table:table-cell>
          <table:table-cell office:value-type="string" calcext:value-type="string">
            <text:p><text:span text:style-name="T2">Test determinism: </text:span>timestep=10000, interval=2000, start_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8" calcext:value-type="float">
            <text:p>28</text:p>
          </table:table-cell>
          <table:table-cell office:value-type="string" calcext:value-type="string">
            <text:p><text:span text:style-name="T2">Test determinism: </text:span>timestep=10000, interval=2500, start_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29" calcext:value-type="float">
            <text:p>29</text:p>
          </table:table-cell>
          <table:table-cell office:value-type="string" calcext:value-type="string">
            <text:p><text:span text:style-name="T2">Test determinism: </text:span>timestep=10000, interval=5000, start_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1" calcext:value-type="float">
            <text:p>1</text:p>
          </table:table-cell>
          <table:table-cell office:value-type="float" office:value="30" calcext:value-type="float">
            <text:p>30</text:p>
          </table:table-cell>
          <table:table-cell office:value-type="string" calcext:value-type="string">
            <text:p><text:span text:style-name="T2">Test determinism: </text:span>timestep=10000, interval=10000, start_step=10000</text:p>
          </table:table-cell>
          <table:table-cell office:value-type="string" calcext:value-type="string">
            <text:p>big_bang</text:p>
          </table:table-cell>
          <table:table-cell/>
          <table:table-cell office:value-type="string" calcext:value-type="string">
            <text:p>simulate_universe()</text:p>
          </table:table-cell>
          <table:table-cell/>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100*100 w oval barrier and seed.kforth. See progress after 10s.</text:p>
          </table:table-cell>
          <table:table-cell office:value-type="string" calcext:value-type="string">
            <text:p>need_for_speed</text:p>
          </table:table-cell>
          <table:table-cell office:value-type="string" calcext:value-type="string">
            <text:p>53K steps</text:p>
          </table:table-cell>
          <table:table-cell office:value-type="string" calcext:value-type="string">
            <text:p>Batch utility</text:p>
          </table:table-cell>
          <table:table-cell/>
        </table:table-row>
        <table:table-row table:style-name="ro4">
          <table:table-cell table:number-columns-repeated="2" office:value-type="float" office:value="2" calcext:value-type="float">
            <text:p>2</text:p>
          </table:table-cell>
          <table:table-cell office:value-type="string" calcext:value-type="string">
            <text:p>Repeat of 001, set MAX_CODE_BLOCKS to 1</text:p>
          </table:table-cell>
          <table:table-cell office:value-type="string" calcext:value-type="string">
            <text:p>need_for_speed</text:p>
          </table:table-cell>
          <table:table-cell office:value-type="string" calcext:value-type="string">
            <text:p>70K steps</text:p>
          </table:table-cell>
          <table:table-cell office:value-type="string" calcext:value-type="string">
            <text:p>Batch utility</text:p>
          </table:table-cell>
          <table:table-cell/>
        </table:table-row>
        <table:table-row table:style-name="ro4">
          <table:table-cell office:value-type="float" office:value="2" calcext:value-type="float">
            <text:p>2</text:p>
          </table:table-cell>
          <table:table-cell office:value-type="float" office:value="3" calcext:value-type="float">
            <text:p>3</text:p>
          </table:table-cell>
          <table:table-cell office:value-type="string" calcext:value-type="string">
            <text:p>Repeat of 001, use big_bang’s progenitor</text:p>
          </table:table-cell>
          <table:table-cell office:value-type="string" calcext:value-type="string">
            <text:p>need_for_speed</text:p>
          </table:table-cell>
          <table:table-cell office:value-type="string" calcext:value-type="string">
            <text:p>Yellow goo by 8K steps</text:p>
          </table:table-cell>
          <table:table-cell office:value-type="string" calcext:value-type="string">
            <text:p>Batch utility</text:p>
          </table:table-cell>
          <table:table-cell/>
        </table:table-row>
        <table:table-row table:style-name="ro4">
          <table:table-cell office:value-type="float" office:value="2" calcext:value-type="float">
            <text:p>2</text:p>
          </table:table-cell>
          <table:table-cell office:value-type="float" office:value="4" calcext:value-type="float">
            <text:p>4</text:p>
          </table:table-cell>
          <table:table-cell office:value-type="string" calcext:value-type="string">
            <text:p>Repeat of 002, use big_bang’s progenitor</text:p>
          </table:table-cell>
          <table:table-cell office:value-type="string" calcext:value-type="string">
            <text:p>need_for_speed</text:p>
          </table:table-cell>
          <table:table-cell office:value-type="string" calcext:value-type="string">
            <text:p>27K steps, halfway to yellow goo</text:p>
          </table:table-cell>
          <table:table-cell office:value-type="string" calcext:value-type="string">
            <text:p>Batch utility</text:p>
          </table:table-cell>
          <table:table-cell/>
        </table:table-row>
        <table:table-row table:style-name="ro4">
          <table:table-cell office:value-type="float" office:value="2" calcext:value-type="float">
            <text:p>2</text:p>
          </table:table-cell>
          <table:table-cell office:value-type="float" office:value="5" calcext:value-type="float">
            <text:p>5</text:p>
          </table:table-cell>
          <table:table-cell office:value-type="string" calcext:value-type="string">
            <text:p>Repeat of 002, run in GUI for 10s at normal speed (1 step)</text:p>
          </table:table-cell>
          <table:table-cell office:value-type="string" calcext:value-type="string">
            <text:p>need_for_speed</text:p>
          </table:table-cell>
          <table:table-cell office:value-type="string" calcext:value-type="string">
            <text:p>1015 steps</text:p>
          </table:table-cell>
          <table:table-cell office:value-type="string" calcext:value-type="string">
            <text:p>GUI</text:p>
          </table:table-cell>
          <table:table-cell/>
        </table:table-row>
        <table:table-row table:style-name="ro4">
          <table:table-cell office:value-type="float" office:value="2" calcext:value-type="float">
            <text:p>2</text:p>
          </table:table-cell>
          <table:table-cell office:value-type="float" office:value="6" calcext:value-type="float">
            <text:p>6</text:p>
          </table:table-cell>
          <table:table-cell office:value-type="string" calcext:value-type="string">
            <text:p>Repeat of 005, fast speed (50 steps)</text:p>
          </table:table-cell>
          <table:table-cell office:value-type="string" calcext:value-type="string">
            <text:p>need_for_speed</text:p>
          </table:table-cell>
          <table:table-cell office:value-type="string" calcext:value-type="string">
            <text:p>18.5K steps</text:p>
          </table:table-cell>
          <table:table-cell office:value-type="string" calcext:value-type="string">
            <text:p>GUI</text:p>
          </table:table-cell>
          <table:table-cell/>
        </table:table-row>
        <table:table-row table:style-name="ro4">
          <table:table-cell office:value-type="float" office:value="2" calcext:value-type="float">
            <text:p>2</text:p>
          </table:table-cell>
          <table:table-cell office:value-type="float" office:value="7" calcext:value-type="float">
            <text:p>7</text:p>
          </table:table-cell>
          <table:table-cell office:value-type="string" calcext:value-type="string">
            <text:p>Sequel to 002, simulate_universe(time_period=70000, runin_timestep=0, interval=1000, express=True)</text:p>
          </table:table-cell>
          <table:table-cell office:value-type="string" calcext:value-type="string">
            <text:p>need_for_speed</text:p>
          </table:table-cell>
          <table:table-cell office:value-type="string" calcext:value-type="string">
            <text:p>72 s</text:p>
          </table:table-cell>
          <table:table-cell office:value-type="string" calcext:value-type="string">
            <text:p>simulate_universe()</text:p>
          </table:table-cell>
          <table:table-cell/>
        </table:table-row>
        <table:table-row table:style-name="ro4">
          <table:table-cell office:value-type="float" office:value="2" calcext:value-type="float">
            <text:p>2</text:p>
          </table:table-cell>
          <table:table-cell office:value-type="float" office:value="8" calcext:value-type="float">
            <text:p>8</text:p>
          </table:table-cell>
          <table:table-cell office:value-type="string" calcext:value-type="string">
            <text:p>simulate_universe(time_period=7000, runin_timestep=0, interval=1000, express=True)</text:p>
          </table:table-cell>
          <table:table-cell office:value-type="string" calcext:value-type="string">
            <text:p>need_for_speed</text:p>
          </table:table-cell>
          <table:table-cell office:value-type="string" calcext:value-type="string">
            <text:p>4 s</text:p>
          </table:table-cell>
          <table:table-cell office:value-type="string" calcext:value-type="string">
            <text:p>simulate_universe()</text:p>
          </table:table-cell>
          <table:table-cell/>
        </table:table-row>
        <table:table-row table:style-name="ro4">
          <table:table-cell office:value-type="float" office:value="2" calcext:value-type="float">
            <text:p>2</text:p>
          </table:table-cell>
          <table:table-cell office:value-type="float" office:value="9" calcext:value-type="float">
            <text:p>9</text:p>
          </table:table-cell>
          <table:table-cell office:value-type="string" calcext:value-type="string">
            <text:p>simulate_universe(time_period=17500, runin_timestep=0, interval=1000, express=True)</text:p>
          </table:table-cell>
          <table:table-cell office:value-type="string" calcext:value-type="string">
            <text:p>need_for_speed</text:p>
          </table:table-cell>
          <table:table-cell office:value-type="string" calcext:value-type="string">
            <text:p>22 s</text:p>
          </table:table-cell>
          <table:table-cell office:value-type="string" calcext:value-type="string">
            <text:p>simulate_universe()</text:p>
          </table:table-cell>
          <table:table-cell office:value-type="string" calcext:value-type="string">
            <text:p>Actually ran until timestep=18000</text:p>
          </table:table-cell>
        </table:table-row>
        <table:table-row table:style-name="ro4">
          <table:table-cell office:value-type="float" office:value="2" calcext:value-type="float">
            <text:p>2</text:p>
          </table:table-cell>
          <table:table-cell office:value-type="float" office:value="10" calcext:value-type="float">
            <text:p>10</text:p>
          </table:table-cell>
          <table:table-cell office:value-type="string" calcext:value-type="string">
            <text:p>Sequel to 005, simulate_universe(time_period=1015, runin_timestep=0, interval=1, express=True)</text:p>
          </table:table-cell>
          <table:table-cell office:value-type="string" calcext:value-type="string">
            <text:p>need_for_speed</text:p>
          </table:table-cell>
          <table:table-cell office:value-type="string" calcext:value-type="string">
            <text:p>163 s</text:p>
          </table:table-cell>
          <table:table-cell office:value-type="string" calcext:value-type="string">
            <text:p>simulate_universe()</text:p>
          </table:table-cell>
          <table:table-cell/>
        </table:table-row>
        <table:table-row table:style-name="ro4">
          <table:table-cell office:value-type="float" office:value="2" calcext:value-type="float">
            <text:p>2</text:p>
          </table:table-cell>
          <table:table-cell office:value-type="float" office:value="11" calcext:value-type="float">
            <text:p>11</text:p>
          </table:table-cell>
          <table:table-cell office:value-type="string" calcext:value-type="string">
            <text:p>Sequel to 006, simulate_universe(time_period=18500, runin_timestep=0, interval=50, express=True)</text:p>
          </table:table-cell>
          <table:table-cell office:value-type="string" calcext:value-type="string">
            <text:p>need_for_speed</text:p>
          </table:table-cell>
          <table:table-cell office:value-type="string" calcext:value-type="string">
            <text:p>391 s</text:p>
          </table:table-cell>
          <table:table-cell office:value-type="string" calcext:value-type="string">
            <text:p>simulate_universe()</text:p>
          </table:table-cell>
          <table:table-cell/>
        </table:table-row>
        <table:table-row table:style-name="ro4">
          <table:table-cell office:value-type="float" office:value="2" calcext:value-type="float">
            <text:p>2</text:p>
          </table:table-cell>
          <table:table-cell office:value-type="float" office:value="12" calcext:value-type="float">
            <text:p>12</text:p>
          </table:table-cell>
          <table:table-cell office:value-type="string" calcext:value-type="string">
            <text:p>Sequel to 011, simulate_universe(time_period=2300, runin_timestep=0, interval=50, express=True)</text:p>
          </table:table-cell>
          <table:table-cell office:value-type="string" calcext:value-type="string">
            <text:p>need_for_speed</text:p>
          </table:table-cell>
          <table:table-cell office:value-type="string" calcext:value-type="string">
            <text:p>11 s</text:p>
          </table:table-cell>
          <table:table-cell office:value-type="string" calcext:value-type="string">
            <text:p>simulate_universe()</text:p>
          </table:table-cell>
          <table:table-cell/>
        </table:table-row>
        <table:table-row table:style-name="ro4">
          <table:table-cell table:style-name="Default"/>
          <table:table-cell office:value-type="float" office:value="13" calcext:value-type="float">
            <text:p>13</text:p>
          </table:table-cell>
          <table:table-cell table:number-columns-repeated="5"/>
        </table:table-row>
        <table:table-row table:style-name="ro4">
          <table:table-cell table:style-name="Default"/>
          <table:table-cell office:value-type="float" office:value="14" calcext:value-type="float">
            <text:p>14</text:p>
          </table:table-cell>
          <table:table-cell table:number-columns-repeated="5"/>
        </table:table-row>
        <table:table-row table:style-name="ro4">
          <table:table-cell table:style-name="Default"/>
          <table:table-cell office:value-type="float" office:value="15" calcext:value-type="float">
            <text:p>15</text:p>
          </table:table-cell>
          <table:table-cell table:number-columns-repeated="5"/>
        </table:table-row>
        <table:table-row table:style-name="ro4">
          <table:table-cell table:style-name="Default"/>
          <table:table-cell office:value-type="float" office:value="16" calcext:value-type="float">
            <text:p>16</text:p>
          </table:table-cell>
          <table:table-cell table:number-columns-repeated="5"/>
        </table:table-row>
        <table:table-row table:style-name="ro4">
          <table:table-cell table:style-name="Default"/>
          <table:table-cell office:value-type="float" office:value="17" calcext:value-type="float">
            <text:p>17</text:p>
          </table:table-cell>
          <table:table-cell table:number-columns-repeated="5"/>
        </table:table-row>
        <table:table-row table:style-name="ro4">
          <table:table-cell table:style-name="Default"/>
          <table:table-cell office:value-type="float" office:value="18" calcext:value-type="float">
            <text:p>18</text:p>
          </table:table-cell>
          <table:table-cell table:number-columns-repeated="5"/>
        </table:table-row>
        <table:table-row table:style-name="ro4">
          <table:table-cell table:style-name="Default"/>
          <table:table-cell office:value-type="float" office:value="19" calcext:value-type="float">
            <text:p>19</text:p>
          </table:table-cell>
          <table:table-cell table:number-columns-repeated="5"/>
        </table:table-row>
        <table:table-row table:style-name="ro4">
          <table:table-cell table:style-name="Default"/>
          <table:table-cell office:value-type="float" office:value="20" calcext:value-type="float">
            <text:p>20</text:p>
          </table:table-cell>
          <table:table-cell table:number-columns-repeated="5"/>
        </table:table-row>
      </table:table>
      <table:table table:name="Evodons_2" table:style-name="ta1">
        <office:forms form:automatic-focus="false" form:apply-design-mode="false"/>
        <table:table-column table:style-name="co1" table:default-cell-style-name="ce38"/>
        <table:table-column table:style-name="co2" table:default-cell-style-name="ce38"/>
        <table:table-column table:style-name="co9" table:number-columns-repeated="1002"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number-columns-repeated="1002"/>
        </table:table-row>
        <table:table-row table:style-name="ro1">
          <table:table-cell table:style-name="ce37" office:value-type="float" office:value="1" calcext:value-type="float">
            <text:p>1</text:p>
          </table:table-cell>
          <table:table-cell table:style-name="ce40" office:value-type="string" calcext:value-type="string">
            <text:p>call</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50" office:value-type="string" calcext:value-type="string">
            <text:p>AA</text:p>
          </table:table-cell>
          <table:table-cell table:number-columns-repeated="996"/>
        </table:table-row>
        <table:table-row table:style-name="ro1">
          <table:table-cell table:style-name="ce37" office:value-type="float" office:value="2" calcext:value-type="float">
            <text:p>2</text:p>
          </table:table-cell>
          <table:table-cell table:style-name="ce40" office:value-type="string" calcext:value-type="string">
            <text:p>if</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46" office:value-type="string" calcext:value-type="string">
            <text:p>AB</text:p>
          </table:table-cell>
          <table:table-cell table:number-columns-repeated="996"/>
        </table:table-row>
        <table:table-row table:style-name="ro1">
          <table:table-cell table:style-name="ce37" office:value-type="float" office:value="3" calcext:value-type="float">
            <text:p>3</text:p>
          </table:table-cell>
          <table:table-cell table:style-name="ce40" office:value-type="string" calcext:value-type="string">
            <text:p>ifelse</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46" office:value-type="string" calcext:value-type="string">
            <text:p>AC</text:p>
          </table:table-cell>
          <table:table-cell table:number-columns-repeated="996"/>
        </table:table-row>
        <table:table-row table:style-name="ro1">
          <table:table-cell table:style-name="ce37" office:value-type="float" office:value="4" calcext:value-type="float">
            <text:p>4</text:p>
          </table:table-cell>
          <table:table-cell table:style-name="ce40" office:value-type="string" calcext:value-type="string">
            <text:p>?loop</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46" office:value-type="string" calcext:value-type="string">
            <text:p>AD</text:p>
          </table:table-cell>
          <table:table-cell table:number-columns-repeated="996"/>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46" office:value-type="string" calcext:value-type="string">
            <text:p>AE</text:p>
          </table:table-cell>
          <table:table-cell table:number-columns-repeated="996"/>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46" office:value-type="string" calcext:value-type="string">
            <text:p>AF</text:p>
          </table:table-cell>
          <table:table-cell table:number-columns-repeated="996"/>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46" office:value-type="string" calcext:value-type="string">
            <text:p>AG</text:p>
          </table:table-cell>
          <table:table-cell table:number-columns-repeated="996"/>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46" office:value-type="string" calcext:value-type="string">
            <text:p>AH</text:p>
          </table:table-cell>
          <table:table-cell table:number-columns-repeated="996"/>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46" office:value-type="string" calcext:value-type="string">
            <text:p>AI</text:p>
          </table:table-cell>
          <table:table-cell table:number-columns-repeated="996"/>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46" office:value-type="string" calcext:value-type="string">
            <text:p>AJ</text:p>
          </table:table-cell>
          <table:table-cell table:number-columns-repeated="996"/>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46" office:value-type="string" calcext:value-type="string">
            <text:p>AK</text:p>
          </table:table-cell>
          <table:table-cell table:number-columns-repeated="996"/>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46" office:value-type="string" calcext:value-type="string">
            <text:p>AL</text:p>
          </table:table-cell>
          <table:table-cell table:number-columns-repeated="996"/>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46" office:value-type="string" calcext:value-type="string">
            <text:p>AM</text:p>
          </table:table-cell>
          <table:table-cell table:number-columns-repeated="996"/>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46" office:value-type="string" calcext:value-type="string">
            <text:p>AN</text:p>
          </table:table-cell>
          <table:table-cell table:number-columns-repeated="996"/>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46" office:value-type="string" calcext:value-type="string">
            <text:p>AO</text:p>
          </table:table-cell>
          <table:table-cell table:number-columns-repeated="996"/>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46" office:value-type="string" calcext:value-type="string">
            <text:p>AP</text:p>
          </table:table-cell>
          <table:table-cell table:number-columns-repeated="996"/>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46" office:value-type="string" calcext:value-type="string">
            <text:p>AQ</text:p>
          </table:table-cell>
          <table:table-cell table:number-columns-repeated="996"/>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46" office:value-type="string" calcext:value-type="string">
            <text:p>AR</text:p>
          </table:table-cell>
          <table:table-cell table:number-columns-repeated="996"/>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46" office:value-type="string" calcext:value-type="string">
            <text:p>AS</text:p>
          </table:table-cell>
          <table:table-cell table:number-columns-repeated="996"/>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46" office:value-type="string" calcext:value-type="string">
            <text:p>DA</text:p>
          </table:table-cell>
          <table:table-cell table:number-columns-repeated="996"/>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46" office:value-type="string" calcext:value-type="string">
            <text:p>DB</text:p>
          </table:table-cell>
          <table:table-cell table:number-columns-repeated="996"/>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46" office:value-type="string" calcext:value-type="string">
            <text:p>DC</text:p>
          </table:table-cell>
          <table:table-cell table:number-columns-repeated="996"/>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46" office:value-type="string" calcext:value-type="string">
            <text:p>DD</text:p>
          </table:table-cell>
          <table:table-cell table:number-columns-repeated="996"/>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46" office:value-type="string" calcext:value-type="string">
            <text:p>DE</text:p>
          </table:table-cell>
          <table:table-cell table:number-columns-repeated="996"/>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46" office:value-type="string" calcext:value-type="string">
            <text:p>DF</text:p>
          </table:table-cell>
          <table:table-cell table:number-columns-repeated="996"/>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46" office:value-type="string" calcext:value-type="string">
            <text:p>DG</text:p>
          </table:table-cell>
          <table:table-cell table:number-columns-repeated="996"/>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46" office:value-type="string" calcext:value-type="string">
            <text:p>DH</text:p>
          </table:table-cell>
          <table:table-cell table:number-columns-repeated="996"/>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I</text:p>
          </table:table-cell>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J</text:p>
          </table:table-cell>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46" office:value-type="string" calcext:value-type="string">
            <text:p>DK</text:p>
          </table:table-cell>
          <table:table-cell table:number-columns-repeated="996"/>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46" office:value-type="string" calcext:value-type="string">
            <text:p>DL</text:p>
          </table:table-cell>
          <table:table-cell table:number-columns-repeated="996"/>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46" office:value-type="string" calcext:value-type="string">
            <text:p>DM</text:p>
          </table:table-cell>
          <table:table-cell table:number-columns-repeated="996"/>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46" office:value-type="string" calcext:value-type="string">
            <text:p>DN</text:p>
          </table:table-cell>
          <table:table-cell table:number-columns-repeated="996"/>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46" office:value-type="string" calcext:value-type="string">
            <text:p>DO</text:p>
          </table:table-cell>
          <table:table-cell table:number-columns-repeated="996"/>
        </table:table-row>
        <table:table-row table:style-name="ro1">
          <table:table-cell table:style-name="ce37" office:value-type="float" office:value="35" calcext:value-type="float">
            <text:p>35</text:p>
          </table:table-cell>
          <table:table-cell table:style-name="ce40" office:value-type="string" calcext:value-type="string">
            <text:p>2negate</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46" office:value-type="string" calcext:value-type="string">
            <text:p>DP</text:p>
          </table:table-cell>
          <table:table-cell table:number-columns-repeated="996"/>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46" office:value-type="string" calcext:value-type="string">
            <text:p>AT</text:p>
          </table:table-cell>
          <table:table-cell table:number-columns-repeated="996"/>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46" office:value-type="string" calcext:value-type="string">
            <text:p>AU</text:p>
          </table:table-cell>
          <table:table-cell table:number-columns-repeated="996"/>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46" office:value-type="string" calcext:value-type="string">
            <text:p>AV</text:p>
          </table:table-cell>
          <table:table-cell table:number-columns-repeated="996"/>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46" office:value-type="string" calcext:value-type="string">
            <text:p>AW</text:p>
          </table:table-cell>
          <table:table-cell table:number-columns-repeated="996"/>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46" office:value-type="string" calcext:value-type="string">
            <text:p>AX</text:p>
          </table:table-cell>
          <table:table-cell table:number-columns-repeated="996"/>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46" office:value-type="string" calcext:value-type="string">
            <text:p>AY</text:p>
          </table:table-cell>
          <table:table-cell table:number-columns-repeated="996"/>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46" office:value-type="string" calcext:value-type="string">
            <text:p>AZ</text:p>
          </table:table-cell>
          <table:table-cell table:number-columns-repeated="996"/>
        </table:table-row>
        <table:table-row table:style-name="ro1">
          <table:table-cell table:style-name="ce37" office:value-type="float" office:value="43" calcext:value-type="float">
            <text:p>43</text:p>
          </table:table-cell>
          <table:table-cell table:style-name="ce40" office:value-type="string" calcext:value-type="string">
            <text:p>or</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46" office:value-type="string" calcext:value-type="string">
            <text:p>BA</text:p>
          </table:table-cell>
          <table:table-cell table:number-columns-repeated="996"/>
        </table:table-row>
        <table:table-row table:style-name="ro1">
          <table:table-cell table:style-name="ce37" office:value-type="float" office:value="44" calcext:value-type="float">
            <text:p>44</text:p>
          </table:table-cell>
          <table:table-cell table:style-name="ce40" office:value-type="string" calcext:value-type="string">
            <text:p>and</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46" office:value-type="string" calcext:value-type="string">
            <text:p>BB</text:p>
          </table:table-cell>
          <table:table-cell table:number-columns-repeated="996"/>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46" office:value-type="string" calcext:value-type="string">
            <text:p>BC</text:p>
          </table:table-cell>
          <table:table-cell table:number-columns-repeated="996"/>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46" office:value-type="string" calcext:value-type="string">
            <text:p>BD</text:p>
          </table:table-cell>
          <table:table-cell table:number-columns-repeated="996"/>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46" office:value-type="string" calcext:value-type="string">
            <text:p>BE</text:p>
          </table:table-cell>
          <table:table-cell table:number-columns-repeated="996"/>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46" office:value-type="string" calcext:value-type="string">
            <text:p>BF</text:p>
          </table:table-cell>
          <table:table-cell table:number-columns-repeated="996"/>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46" office:value-type="string" calcext:value-type="string">
            <text:p>BG</text:p>
          </table:table-cell>
          <table:table-cell table:number-columns-repeated="996"/>
        </table:table-row>
        <table:table-row table:style-name="ro1">
          <table:table-cell table:style-name="ce37" office:value-type="float" office:value="50" calcext:value-type="float">
            <text:p>50</text:p>
          </table:table-cell>
          <table:table-cell table:style-name="ce40" office:value-type="string" calcext:value-type="string">
            <text:p>CB</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46" office:value-type="string" calcext:value-type="string">
            <text:p>DQ</text:p>
          </table:table-cell>
          <table:table-cell table:number-columns-repeated="996"/>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46" office:value-type="string" calcext:value-type="string">
            <text:p>DR</text:p>
          </table:table-cell>
          <table:table-cell table:number-columns-repeated="996"/>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46" office:value-type="string" calcext:value-type="string">
            <text:p>DS</text:p>
          </table:table-cell>
          <table:table-cell table:number-columns-repeated="996"/>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46" office:value-type="string" calcext:value-type="string">
            <text:p>DT</text:p>
          </table:table-cell>
          <table:table-cell table:number-columns-repeated="996"/>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46" office:value-type="string" calcext:value-type="string">
            <text:p>DU</text:p>
          </table:table-cell>
          <table:table-cell table:number-columns-repeated="996"/>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46" office:value-type="string" calcext:value-type="string">
            <text:p>DV</text:p>
          </table:table-cell>
          <table:table-cell table:number-columns-repeated="996"/>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46" office:value-type="string" calcext:value-type="string">
            <text:p>DW</text:p>
          </table:table-cell>
          <table:table-cell table:number-columns-repeated="996"/>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46" office:value-type="string" calcext:value-type="string">
            <text:p>DX</text:p>
          </table:table-cell>
          <table:table-cell table:number-columns-repeated="996"/>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46" office:value-type="string" calcext:value-type="string">
            <text:p>DY</text:p>
          </table:table-cell>
          <table:table-cell table:number-columns-repeated="996"/>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46" office:value-type="string" calcext:value-type="string">
            <text:p>DZ</text:p>
          </table:table-cell>
          <table:table-cell table:number-columns-repeated="996"/>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46" office:value-type="string" calcext:value-type="string">
            <text:p>EA</text:p>
          </table:table-cell>
          <table:table-cell table:number-columns-repeated="996"/>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46" office:value-type="string" calcext:value-type="string">
            <text:p>EB</text:p>
          </table:table-cell>
          <table:table-cell table:number-columns-repeated="996"/>
        </table:table-row>
        <table:table-row table:style-name="ro1">
          <table:table-cell table:style-name="ce37" office:value-type="float" office:value="62" calcext:value-type="float">
            <text:p>62</text:p>
          </table:table-cell>
          <table:table-cell table:style-name="ce40" office:value-type="string" calcext:value-type="string">
            <text:p>Rn!</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46" office:value-type="string" calcext:value-type="string">
            <text:p>EC</text:p>
          </table:table-cell>
          <table:table-cell table:number-columns-repeated="996"/>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46" office:value-type="string" calcext:value-type="string">
            <text:p>ED</text:p>
          </table:table-cell>
          <table:table-cell table:number-columns-repeated="996"/>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46" office:value-type="string" calcext:value-type="string">
            <text:p>EE</text:p>
          </table:table-cell>
          <table:table-cell table:number-columns-repeated="996"/>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46" office:value-type="string" calcext:value-type="string">
            <text:p>EF</text:p>
          </table:table-cell>
          <table:table-cell table:number-columns-repeated="996"/>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46" office:value-type="string" calcext:value-type="string">
            <text:p>EG</text:p>
          </table:table-cell>
          <table:table-cell table:number-columns-repeated="996"/>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46" office:value-type="string" calcext:value-type="string">
            <text:p>EH</text:p>
          </table:table-cell>
          <table:table-cell table:number-columns-repeated="996"/>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46" office:value-type="string" calcext:value-type="string">
            <text:p>EI</text:p>
          </table:table-cell>
          <table:table-cell table:number-columns-repeated="996"/>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46" office:value-type="string" calcext:value-type="string">
            <text:p>EJ</text:p>
          </table:table-cell>
          <table:table-cell table:number-columns-repeated="996"/>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46" office:value-type="string" calcext:value-type="string">
            <text:p>EK</text:p>
          </table:table-cell>
          <table:table-cell table:number-columns-repeated="996"/>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46" office:value-type="string" calcext:value-type="string">
            <text:p>EL</text:p>
          </table:table-cell>
          <table:table-cell table:number-columns-repeated="996"/>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46" office:value-type="string" calcext:value-type="string">
            <text:p>EM</text:p>
          </table:table-cell>
          <table:table-cell table:number-columns-repeated="996"/>
        </table:table-row>
        <table:table-row table:style-name="ro1">
          <table:table-cell table:style-name="ce37" office:value-type="float" office:value="73" calcext:value-type="float">
            <text:p>73</text:p>
          </table:table-cell>
          <table:table-cell table:style-name="ce40" office:value-type="string" calcext:value-type="string">
            <text:p>sign</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46" office:value-type="string" calcext:value-type="string">
            <text:p>BH</text:p>
          </table:table-cell>
          <table:table-cell table:number-columns-repeated="996"/>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46" office:value-type="string" calcext:value-type="string">
            <text:p>BI</text:p>
          </table:table-cell>
          <table:table-cell table:number-columns-repeated="996"/>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46" office:value-type="string" calcext:value-type="string">
            <text:p>BJ</text:p>
          </table:table-cell>
          <table:table-cell table:number-columns-repeated="996"/>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46" office:value-type="string" calcext:value-type="string">
            <text:p>BK</text:p>
          </table:table-cell>
          <table:table-cell table:number-columns-repeated="996"/>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46" office:value-type="string" calcext:value-type="string">
            <text:p>BL</text:p>
          </table:table-cell>
          <table:table-cell table:number-columns-repeated="996"/>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46" office:value-type="string" calcext:value-type="string">
            <text:p>BM</text:p>
          </table:table-cell>
          <table:table-cell table:number-columns-repeated="996"/>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46" office:value-type="string" calcext:value-type="string">
            <text:p>BN</text:p>
          </table:table-cell>
          <table:table-cell table:number-columns-repeated="996"/>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46" office:value-type="string" calcext:value-type="string">
            <text:p>BO</text:p>
          </table:table-cell>
          <table:table-cell table:number-columns-repeated="996"/>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46" office:value-type="string" calcext:value-type="string">
            <text:p>BP</text:p>
          </table:table-cell>
          <table:table-cell table:number-columns-repeated="996"/>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46" office:value-type="string" calcext:value-type="string">
            <text:p>BQ</text:p>
          </table:table-cell>
          <table:table-cell table:number-columns-repeated="996"/>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46" office:value-type="string" calcext:value-type="string">
            <text:p>BR</text:p>
          </table:table-cell>
          <table:table-cell table:number-columns-repeated="996"/>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46" office:value-type="string" calcext:value-type="string">
            <text:p>EN</text:p>
          </table:table-cell>
          <table:table-cell table:number-columns-repeated="996"/>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46" office:value-type="string" calcext:value-type="string">
            <text:p>EO</text:p>
          </table:table-cell>
          <table:table-cell table:number-columns-repeated="996"/>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46" office:value-type="string" calcext:value-type="string">
            <text:p>EP</text:p>
          </table:table-cell>
          <table:table-cell table:number-columns-repeated="996"/>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46" office:value-type="string" calcext:value-type="string">
            <text:p>EQ</text:p>
          </table:table-cell>
          <table:table-cell table:number-columns-repeated="996"/>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46" office:value-type="string" calcext:value-type="string">
            <text:p>ER</text:p>
          </table:table-cell>
          <table:table-cell table:number-columns-repeated="996"/>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46" office:value-type="string" calcext:value-type="string">
            <text:p>ES</text:p>
          </table:table-cell>
          <table:table-cell table:number-columns-repeated="996"/>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46" office:value-type="string" calcext:value-type="string">
            <text:p>ET</text:p>
          </table:table-cell>
          <table:table-cell table:number-columns-repeated="996"/>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46" office:value-type="string" calcext:value-type="string">
            <text:p>BS</text:p>
          </table:table-cell>
          <table:table-cell table:number-columns-repeated="996"/>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46" office:value-type="string" calcext:value-type="string">
            <text:p>BT</text:p>
          </table:table-cell>
          <table:table-cell table:number-columns-repeated="996"/>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46" office:value-type="string" calcext:value-type="string">
            <text:p>BU</text:p>
          </table:table-cell>
          <table:table-cell table:number-columns-repeated="996"/>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46" office:value-type="string" calcext:value-type="string">
            <text:p>BV</text:p>
          </table:table-cell>
          <table:table-cell table:number-columns-repeated="996"/>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46" office:value-type="string" calcext:value-type="string">
            <text:p>BW</text:p>
          </table:table-cell>
          <table:table-cell table:number-columns-repeated="996"/>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46" office:value-type="string" calcext:value-type="string">
            <text:p>EU</text:p>
          </table:table-cell>
          <table:table-cell table:number-columns-repeated="996"/>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46" office:value-type="string" calcext:value-type="string">
            <text:p>EV</text:p>
          </table:table-cell>
          <table:table-cell table:number-columns-repeated="996"/>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46" office:value-type="string" calcext:value-type="string">
            <text:p>EW</text:p>
          </table:table-cell>
          <table:table-cell table:number-columns-repeated="996"/>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46" office:value-type="string" calcext:value-type="string">
            <text:p>EX</text:p>
          </table:table-cell>
          <table:table-cell table:number-columns-repeated="996"/>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46" office:value-type="string" calcext:value-type="string">
            <text:p>EY</text:p>
          </table:table-cell>
          <table:table-cell table:number-columns-repeated="996"/>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46"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table:named-range table:name="look" table:base-cell-address="$Evodons.$D$87" table:cell-range-address="$Evodons.$D$87"/>
        <table:named-range table:name="omove" table:base-cell-address="$Evodons.$D$79" table:cell-range-address="$Evodons.$D$79"/>
        <table:named-range table:name="ref_NEAREST2" table:base-cell-address="$Evodons.$C$90" table:cell-range-address="$Evodons.$C$9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4-03-06T22:54:01.683000000</dc:date>
    <meta:editing-duration>P2DT38M49S</meta:editing-duration>
    <meta:editing-cycles>33</meta:editing-cycles>
    <meta:generator>LibreOffice/6.1.6.3$Windows_X86_64 LibreOffice_project/5896ab1714085361c45cf540f76f60673dd96a72</meta:generator>
    <meta:document-statistic meta:table-count="5" meta:cell-count="4197" meta:object-count="1"/>
  </office:meta>
</office:document-meta>
</file>